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DE00000143231F699AE59082C5.jpg" manifest:media-type="image/jpeg"/>
  <manifest:file-entry manifest:full-path="Pictures/10000000000000DE0000014332A1036547933203.jpg" manifest:media-type="image/jpeg"/>
  <manifest:file-entry manifest:full-path="Pictures/10000000000000DE0000014304FF46E9D977E7F9.jpg" manifest:media-type="image/jpeg"/>
  <manifest:file-entry manifest:full-path="Pictures/10000000000000DE000001439566D1F0AD4261A3.jpg" manifest:media-type="image/jpeg"/>
  <manifest:file-entry manifest:full-path="Pictures/10000000000000DE0000014391825A5137A0A3E2.jpg" manifest:media-type="image/jpeg"/>
  <manifest:file-entry manifest:full-path="Pictures/10000000000000DE000001437C41948DE9247BAF.jpg" manifest:media-type="image/jpeg"/>
  <manifest:file-entry manifest:full-path="Pictures/1000020100000200000001FD13B224E309E2B128.png" manifest:media-type="image/png"/>
  <manifest:file-entry manifest:full-path="Pictures/1000020100000300000003002FC7D27757A8EC82.png" manifest:media-type="image/png"/>
  <manifest:file-entry manifest:full-path="Pictures/10000000000000DE00000143083124FDF56E35CF.jpg" manifest:media-type="image/jpeg"/>
  <manifest:file-entry manifest:full-path="Pictures/10000000000000DE00000143F66ECB05226A1388.jpg" manifest:media-type="image/jpeg"/>
  <manifest:file-entry manifest:full-path="Pictures/10000000000000DE00000143B58C35457858C3FE.jpg" manifest:media-type="image/jpeg"/>
  <manifest:file-entry manifest:full-path="Pictures/10000000000000DE0000014357CC5EDA65CB1103.jpg" manifest:media-type="image/jpeg"/>
  <manifest:file-entry manifest:full-path="Pictures/10000000000000DE000001433483656D855D49AF.jpg" manifest:media-type="image/jpeg"/>
  <manifest:file-entry manifest:full-path="Pictures/10000000000000DE00000143AD9463861194D4BB.jpg" manifest:media-type="image/jpeg"/>
  <manifest:file-entry manifest:full-path="Pictures/10000000000000DE00000143CA14FF8FE24AB2F5.jpg" manifest:media-type="image/jpeg"/>
  <manifest:file-entry manifest:full-path="Pictures/10000000000000DE000001432B72D7E2EB1332E7.jpg" manifest:media-type="image/jpeg"/>
  <manifest:file-entry manifest:full-path="Pictures/10000000000000DE0000014366EE07BA0A54E220.jpg" manifest:media-type="image/jpeg"/>
  <manifest:file-entry manifest:full-path="Pictures/10000000000000DE0000014371F17A4F8FDA3B5C.jpg" manifest:media-type="image/jpeg"/>
  <manifest:file-entry manifest:full-path="Pictures/10000000000000DE00000143FD40239DCEA3325C.jpg" manifest:media-type="image/jpeg"/>
  <manifest:file-entry manifest:full-path="Pictures/10000000000000DE00000143F2464AE8D9AA4172.jpg" manifest:media-type="image/jpeg"/>
  <manifest:file-entry manifest:full-path="Pictures/10000000000000DE000001437242D9D0EE19F770.jpg" manifest:media-type="image/jpeg"/>
  <manifest:file-entry manifest:full-path="Pictures/10000000000000DE000001434883EECA5DD31EDA.jpg" manifest:media-type="image/jpeg"/>
  <manifest:file-entry manifest:full-path="Pictures/10000000000000DE000001432A393D03AB696FDE.jpg" manifest:media-type="image/jpeg"/>
  <manifest:file-entry manifest:full-path="Pictures/10000000000000DE000001435D1A20C8C4A00095.jpg" manifest:media-type="image/jpeg"/>
  <manifest:file-entry manifest:full-path="Pictures/10000000000000DE00000143AFD06AD0B337762A.jpg" manifest:media-type="image/jpeg"/>
  <manifest:file-entry manifest:full-path="Pictures/10000000000000DE000001437E58492D36CF088A.jpg" manifest:media-type="image/jpeg"/>
  <manifest:file-entry manifest:full-path="Pictures/10000000000000DE000001432379A5A25EB0EA40.jpg" manifest:media-type="image/jpeg"/>
  <manifest:file-entry manifest:full-path="Pictures/10000000000000DE0000014363CCD7CBBF2D61AB.jpg" manifest:media-type="image/jpeg"/>
  <manifest:file-entry manifest:full-path="Pictures/10000000000000DE00000143DFCD1FC8F64C2050.jpg" manifest:media-type="image/jpeg"/>
  <manifest:file-entry manifest:full-path="Pictures/10000000000000DE000001438325E470040FF0E2.jpg" manifest:media-type="image/jpeg"/>
  <manifest:file-entry manifest:full-path="Pictures/10000000000000DE00000143599E836593E43BE5.jpg" manifest:media-type="image/jpeg"/>
  <manifest:file-entry manifest:full-path="Pictures/10000000000000DE000001430F06DE500CAEC63D.jpg" manifest:media-type="image/jpeg"/>
  <manifest:file-entry manifest:full-path="Pictures/10000000000000DE00000143A216ABE745F8C802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106cm" svg:stroke-color="#ffffff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dash" draw:stroke-dash="Dashed_20__28_var_29__20_4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 style:list-style-name="L7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title" style:list-style-name="L7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title" style:list-style-name="L7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3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title" style:list-style-name="L7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8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title" style:list-style-name="L7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3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title" style:list-style-name="L7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8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title" style:list-style-name="L7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3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title" style:list-style-name="L7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0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BODY-title" style:list-style-name="L7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5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TITLE_5f_AND_5f_BODY-title" style:list-style-name="L7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0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2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4" style:family="presentation" style:parent-style-name="TITLE_5f_AND_5f_BODY-title" style:list-style-name="L7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5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7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9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1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7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110pt" fo:letter-spacing="normal" fo:font-style="normal" style:text-underline-style="none" fo:font-weight="normal" style:font-name-asian="Arial" style:font-size-asian="110pt" style:font-style-asian="normal" style:font-weight-asian="normal" style:font-name-complex="Arial" style:font-size-complex="1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ポーカーのルール</text:span></text:p>
          </draw:text-box>
        </draw:frame>
        <draw:frame draw:name="Google Shape;55;p13" presentation:style-name="pr2" draw:text-style-name="P4" draw:layer="layout" svg:width="23.667cm" svg:height="2.201cm" svg:x="0.866cm" svg:y="7.873cm" presentation:class="subtitle" presentation:user-transformed="true">
          <draw:text-box>
            <text:p text:style-name="P3"><text:span text:style-name="T2">テキサスホールデム【入門編】</text:span></text:p>
          </draw:text-box>
        </draw:frame>
        <presentation:notes draw:style-name="dp2">
          <draw:page-thumbnail draw:name="Google Shape;51;g4691bf1767_0_45:notes" draw:style-name="gr1" draw:layer="layout" svg:width="16.932cm" svg:height="9.524cm" svg:x="1.059cm" svg:y="1.905cm" draw:page-number="1" presentation:class="page"/>
          <draw:frame draw:name="Google Shape;52;g4691bf1767_0_45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61;p14" presentation:style-name="pr5" draw:text-style-name="P8" xml:id="id1" draw:id="id1" draw:layer="layout" svg:width="23.667cm" svg:height="9.489cm" svg:x="0.866cm" svg:y="3.201cm" presentation:class="outline" presentation:user-transformed="true">
          <draw:text-box>
            <text:p text:style-name="P7"><text:span text:style-name="T3">前提事項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page-thumbnail draw:name="Google Shape;57;g4691bf1767_0_50:notes" draw:style-name="gr1" draw:layer="layout" svg:width="16.932cm" svg:height="9.524cm" svg:x="1.059cm" svg:y="1.905cm" draw:page-number="2" presentation:class="page"/>
          <draw:frame draw:name="Google Shape;58;g4691bf1767_0_50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前提事項" draw:style-name="dp1" draw:master-page-name="TITLE_5f_AND_5f_BODY" presentation:presentation-page-layout-name="AL2T1">
        <draw:frame draw:name="Google Shape;66;p15" presentation:style-name="pr7" draw:text-style-name="P9" draw:layer="layout" svg:width="23.667cm" svg:height="1.59cm" svg:x="0.866cm" svg:y="1.236cm" presentation:class="title" presentation:user-transformed="true">
          <draw:text-box>
            <text:p text:style-name="P1"><text:span text:style-name="T4">前提事項</text:span></text:p>
          </draw:text-box>
        </draw:frame>
        <draw:frame draw:name="Google Shape;67;p15" presentation:style-name="pr8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5"/></text:p>
            <text:p text:style-name="P11"><text:span text:style-name="T5">・数字の強さ・・・</text:span><text:span text:style-name="T5">A</text:span><text:span text:style-name="T5">が一番強く、２が一番弱い</text:span></text:p>
            <text:p text:style-name="P11"><text:span text:style-name="T5"/></text:p>
            <text:p text:style-name="P11"><text:span text:style-name="T5">・</text:span><text:span text:style-name="T5">A</text:span><text:span text:style-name="T5">の特殊性・・・</text:span><text:span text:style-name="T5">A</text:span><text:span text:style-name="T5">は</text:span><text:span text:style-name="T5">1</text:span><text:span text:style-name="T5">と</text:span><text:span text:style-name="T5">A</text:span><text:span text:style-name="T5">の役割を兼ね備える</text:span></text:p>
            <text:p text:style-name="P11"><text:span text:style-name="T5"/></text:p>
            <text:p text:style-name="P12"><text:span text:style-name="T5">・柄の強さ・・・柄に強さなし</text:span></text:p>
          </draw:text-box>
        </draw:frame>
        <draw:frame draw:name="Google Shape;68;p15" draw:style-name="gr2" draw:text-style-name="P13" draw:layer="layout" svg:width="1.6cm" svg:height="2.329cm" svg:x="14.86cm" svg:y="4.663cm">
          <draw:image xlink:href="Pictures/10000000000000DE00000143F2464AE8D9AA4172.jpg" xlink:type="simple" xlink:show="embed" xlink:actuate="onLoad">
            <text:p/>
          </draw:image>
        </draw:frame>
        <draw:frame draw:name="Google Shape;69;p15" draw:style-name="gr2" draw:text-style-name="P13" draw:layer="layout" svg:width="1.6cm" svg:height="2.329cm" svg:x="21.656cm" svg:y="4.663cm">
          <draw:image xlink:href="Pictures/10000000000000DE00000143DFCD1FC8F64C2050.jpg" xlink:type="simple" xlink:show="embed" xlink:actuate="onLoad">
            <text:p/>
          </draw:image>
        </draw:frame>
        <draw:frame draw:name="Google Shape;70;p15" draw:style-name="gr2" draw:text-style-name="P13" draw:layer="layout" svg:width="1.6cm" svg:height="2.329cm" svg:x="16.635cm" svg:y="4.663cm">
          <draw:image xlink:href="Pictures/10000000000000DE000001433483656D855D49AF.jpg" xlink:type="simple" xlink:show="embed" xlink:actuate="onLoad">
            <text:p/>
          </draw:image>
        </draw:frame>
        <draw:frame draw:name="Google Shape;71;p15" draw:style-name="gr2" draw:text-style-name="P13" draw:layer="layout" svg:width="1.6cm" svg:height="2.329cm" svg:x="19.898cm" svg:y="4.663cm">
          <draw:image xlink:href="Pictures/10000000000000DE00000143AD9463861194D4BB.jpg" xlink:type="simple" xlink:show="embed" xlink:actuate="onLoad">
            <text:p/>
          </draw:image>
        </draw:frame>
        <draw:custom-shape draw:name="Google Shape;72;p15" draw:style-name="gr3" draw:text-style-name="P14" draw:layer="layout" svg:width="3.131cm" svg:height="1.318cm" svg:x="17.27cm" svg:y="3.201cm">
          <text:p text:style-name="P1"><text:span text:style-name="T6">数字の強さ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5" draw:style-name="gr3" draw:text-style-name="P14" draw:layer="layout" svg:width="11.306cm" svg:height="1.318cm" svg:x="18.447cm" svg:y="5.168cm">
          <text:p text:style-name="P1"><text:span text:style-name="T6">・・・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4" draw:text-style-name="P13" draw:layer="layout" svg:width="8.223cm" svg:height="0.019cm" draw:transform="rotate (-3.14159265358979) translate (23.16cm 4.306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75;p15" draw:style-name="gr2" draw:text-style-name="P13" draw:layer="layout" svg:width="1.634cm" svg:height="2.378cm" svg:x="14.631cm" svg:y="10.2cm">
          <draw:image xlink:href="Pictures/10000000000000DE00000143DFCD1FC8F64C2050.jpg" xlink:type="simple" xlink:show="embed" xlink:actuate="onLoad">
            <text:p/>
          </draw:image>
        </draw:frame>
        <draw:frame draw:name="Google Shape;76;p15" draw:style-name="gr2" draw:text-style-name="P13" draw:layer="layout" svg:width="1.634cm" svg:height="2.378cm" svg:x="19.466cm" svg:y="10.2cm">
          <draw:image xlink:href="Pictures/10000000000000DE0000014357CC5EDA65CB1103.jpg" xlink:type="simple" xlink:show="embed" xlink:actuate="onLoad">
            <text:p/>
          </draw:image>
        </draw:frame>
        <draw:frame draw:name="Google Shape;77;p15" draw:style-name="gr2" draw:text-style-name="P13" draw:layer="layout" svg:width="1.634cm" svg:height="2.378cm" svg:x="17.058cm" svg:y="10.2cm">
          <draw:image xlink:href="Pictures/10000000000000DE000001437242D9D0EE19F770.jpg" xlink:type="simple" xlink:show="embed" xlink:actuate="onLoad">
            <text:p/>
          </draw:image>
        </draw:frame>
        <draw:frame draw:name="Google Shape;78;p15" draw:style-name="gr2" draw:text-style-name="P13" draw:layer="layout" svg:width="1.634cm" svg:height="2.378cm" svg:x="21.851cm" svg:y="10.2cm">
          <draw:image xlink:href="Pictures/10000000000000DE00000143CA14FF8FE24AB2F5.jpg" xlink:type="simple" xlink:show="embed" xlink:actuate="onLoad">
            <text:p/>
          </draw:image>
        </draw:frame>
        <draw:custom-shape draw:name="Google Shape;79;p15" draw:style-name="gr3" draw:text-style-name="P14" draw:layer="layout" svg:width="1.634cm" svg:height="1.318cm" svg:x="16.149cm" svg:y="10.837cm">
          <text:p text:style-name="P1"><text:span text:style-name="T6">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5" draw:style-name="gr3" draw:text-style-name="P14" draw:layer="layout" svg:width="1.634cm" svg:height="1.318cm" svg:x="18.689cm" svg:y="10.837cm">
          <text:p text:style-name="P1"><text:span text:style-name="T6">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5" draw:style-name="gr3" draw:text-style-name="P14" draw:layer="layout" svg:width="1.634cm" svg:height="1.318cm" svg:x="21.017cm" svg:y="10.837cm">
          <text:p text:style-name="P1"><text:span text:style-name="T6">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3;g4691bf1767_0_55:notes" draw:style-name="gr1" draw:layer="layout" svg:width="16.932cm" svg:height="9.524cm" svg:x="1.059cm" svg:y="1.905cm" draw:page-number="3" presentation:class="page"/>
          <draw:frame draw:name="Google Shape;64;g4691bf1767_0_55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86;p16" presentation:style-name="pr10" draw:text-style-name="P6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87;p16" presentation:style-name="pr5" draw:text-style-name="P8" xml:id="id2" draw:id="id2" draw:layer="layout" svg:width="23.667cm" svg:height="9.489cm" svg:x="0.866cm" svg:y="3.201cm" presentation:class="outline" presentation:user-transformed="true">
          <draw:text-box>
            <text:p text:style-name="P7"><text:span text:style-name="T3">役の強さ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</anim:seq>
        </anim:par>
        <presentation:notes draw:style-name="dp2">
          <draw:page-thumbnail draw:name="Google Shape;83;g4691bf1767_0_74:notes" draw:style-name="gr1" draw:layer="layout" svg:width="16.932cm" svg:height="9.524cm" svg:x="1.059cm" svg:y="1.905cm" draw:page-number="4" presentation:class="page"/>
          <draw:frame draw:name="Google Shape;84;g4691bf1767_0_74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92;p17" presentation:style-name="pr12" draw:text-style-name="P6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93;p17" presentation:style-name="pr13" draw:text-style-name="P15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94;p17" draw:style-name="gr2" draw:text-style-name="P13" draw:layer="layout" svg:width="3.718cm" svg:height="5.41cm" svg:x="2.796cm" svg:y="5.241cm">
          <draw:image xlink:href="Pictures/10000000000000DE00000143F2464AE8D9AA4172.jpg" xlink:type="simple" xlink:show="embed" xlink:actuate="onLoad">
            <text:p/>
          </draw:image>
        </draw:frame>
        <draw:frame draw:name="Google Shape;95;p17" draw:style-name="gr2" draw:text-style-name="P13" draw:layer="layout" svg:width="3.718cm" svg:height="5.41cm" svg:x="6.818cm" svg:y="5.241cm">
          <draw:image xlink:href="Pictures/10000000000000DE000001435D1A20C8C4A00095.jpg" xlink:type="simple" xlink:show="embed" xlink:actuate="onLoad">
            <text:p/>
          </draw:image>
        </draw:frame>
        <draw:frame draw:name="Google Shape;96;p17" draw:style-name="gr2" draw:text-style-name="P13" draw:layer="layout" svg:width="3.718cm" svg:height="5.41cm" svg:x="10.841cm" svg:y="5.241cm">
          <draw:image xlink:href="Pictures/10000000000000DE00000143FD40239DCEA3325C.jpg" xlink:type="simple" xlink:show="embed" xlink:actuate="onLoad">
            <text:p/>
          </draw:image>
        </draw:frame>
        <draw:frame draw:name="Google Shape;97;p17" draw:style-name="gr2" draw:text-style-name="P13" draw:layer="layout" svg:width="3.718cm" svg:height="5.41cm" svg:x="14.863cm" svg:y="5.241cm">
          <draw:image xlink:href="Pictures/10000000000000DE00000143083124FDF56E35CF.jpg" xlink:type="simple" xlink:show="embed" xlink:actuate="onLoad">
            <text:p/>
          </draw:image>
        </draw:frame>
        <draw:frame draw:name="Google Shape;98;p17" draw:style-name="gr2" draw:text-style-name="P13" draw:layer="layout" svg:width="3.718cm" svg:height="5.41cm" svg:x="18.885cm" svg:y="5.241cm">
          <draw:image xlink:href="Pictures/10000000000000DE0000014357CC5EDA65CB1103.jpg" xlink:type="simple" xlink:show="embed" xlink:actuate="onLoad">
            <text:p/>
          </draw:image>
        </draw:frame>
        <presentation:notes draw:style-name="dp2">
          <draw:page-thumbnail draw:name="Google Shape;89;g4691bf1767_0_79:notes" draw:style-name="gr1" draw:layer="layout" svg:width="16.932cm" svg:height="9.524cm" svg:x="1.059cm" svg:y="1.905cm" draw:page-number="5" presentation:class="page"/>
          <draw:frame draw:name="Google Shape;90;g4691bf1767_0_79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ハイカード：役なし" draw:style-name="dp1" draw:master-page-name="TITLE_5f_AND_5f_BODY" presentation:presentation-page-layout-name="AL2T1">
        <draw:frame draw:name="Google Shape;103;p18" presentation:style-name="pr7" draw:text-style-name="P9" draw:layer="layout" svg:width="23.667cm" svg:height="1.59cm" svg:x="0.866cm" svg:y="1.236cm" presentation:class="title" presentation:user-transformed="true">
          <draw:text-box>
            <text:p text:style-name="P1"><text:span text:style-name="T4">ハイカード：役なし</text:span></text:p>
          </draw:text-box>
        </draw:frame>
        <draw:frame draw:name="Google Shape;104;p18" presentation:style-name="pr15" draw:text-style-name="P15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05;p18" draw:style-name="gr2" draw:text-style-name="P13" draw:layer="layout" svg:width="3.718cm" svg:height="5.41cm" svg:x="2.796cm" svg:y="5.241cm">
          <draw:image xlink:href="Pictures/10000000000000DE00000143F2464AE8D9AA4172.jpg" xlink:type="simple" xlink:show="embed" xlink:actuate="onLoad">
            <text:p/>
          </draw:image>
        </draw:frame>
        <draw:frame draw:name="Google Shape;106;p18" draw:style-name="gr2" draw:text-style-name="P13" draw:layer="layout" svg:width="3.718cm" svg:height="5.41cm" svg:x="6.818cm" svg:y="5.241cm">
          <draw:image xlink:href="Pictures/10000000000000DE000001435D1A20C8C4A00095.jpg" xlink:type="simple" xlink:show="embed" xlink:actuate="onLoad">
            <text:p/>
          </draw:image>
        </draw:frame>
        <draw:frame draw:name="Google Shape;107;p18" draw:style-name="gr2" draw:text-style-name="P13" draw:layer="layout" svg:width="3.718cm" svg:height="5.41cm" svg:x="10.841cm" svg:y="5.241cm">
          <draw:image xlink:href="Pictures/10000000000000DE00000143FD40239DCEA3325C.jpg" xlink:type="simple" xlink:show="embed" xlink:actuate="onLoad">
            <text:p/>
          </draw:image>
        </draw:frame>
        <draw:frame draw:name="Google Shape;108;p18" draw:style-name="gr2" draw:text-style-name="P13" draw:layer="layout" svg:width="3.718cm" svg:height="5.41cm" svg:x="14.863cm" svg:y="5.241cm">
          <draw:image xlink:href="Pictures/10000000000000DE00000143083124FDF56E35CF.jpg" xlink:type="simple" xlink:show="embed" xlink:actuate="onLoad">
            <text:p/>
          </draw:image>
        </draw:frame>
        <draw:frame draw:name="Google Shape;109;p18" draw:style-name="gr2" draw:text-style-name="P13" draw:layer="layout" svg:width="3.718cm" svg:height="5.41cm" svg:x="18.885cm" svg:y="5.241cm">
          <draw:image xlink:href="Pictures/10000000000000DE0000014357CC5EDA65CB1103.jpg" xlink:type="simple" xlink:show="embed" xlink:actuate="onLoad">
            <text:p/>
          </draw:image>
        </draw:frame>
        <presentation:notes draw:style-name="dp2">
          <draw:page-thumbnail draw:name="Google Shape;100;g4691bf1767_0_89:notes" draw:style-name="gr1" draw:layer="layout" svg:width="16.932cm" svg:height="9.524cm" svg:x="1.059cm" svg:y="1.905cm" draw:page-number="6" presentation:class="page"/>
          <draw:frame draw:name="Google Shape;101;g4691bf1767_0_89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114;p19" presentation:style-name="pr17" draw:text-style-name="P6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15;p19" presentation:style-name="pr18" draw:text-style-name="P15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16;p19" draw:style-name="gr2" draw:text-style-name="P13" draw:layer="layout" svg:width="3.718cm" svg:height="5.41cm" svg:x="6.818cm" svg:y="5.241cm">
          <draw:image xlink:href="Pictures/10000000000000DE000001435D1A20C8C4A00095.jpg" xlink:type="simple" xlink:show="embed" xlink:actuate="onLoad">
            <text:p/>
          </draw:image>
        </draw:frame>
        <draw:frame draw:name="Google Shape;117;p19" draw:style-name="gr2" draw:text-style-name="P13" draw:layer="layout" svg:width="3.718cm" svg:height="5.41cm" svg:x="10.841cm" svg:y="5.241cm">
          <draw:image xlink:href="Pictures/10000000000000DE00000143FD40239DCEA3325C.jpg" xlink:type="simple" xlink:show="embed" xlink:actuate="onLoad">
            <text:p/>
          </draw:image>
        </draw:frame>
        <draw:frame draw:name="Google Shape;118;p19" draw:style-name="gr2" draw:text-style-name="P13" draw:layer="layout" svg:width="3.718cm" svg:height="5.41cm" svg:x="14.863cm" svg:y="5.241cm">
          <draw:image xlink:href="Pictures/10000000000000DE00000143083124FDF56E35CF.jpg" xlink:type="simple" xlink:show="embed" xlink:actuate="onLoad">
            <text:p/>
          </draw:image>
        </draw:frame>
        <draw:frame draw:name="Google Shape;119;p19" draw:style-name="gr2" draw:text-style-name="P13" draw:layer="layout" svg:width="3.718cm" svg:height="5.41cm" svg:x="18.885cm" svg:y="5.241cm">
          <draw:image xlink:href="Pictures/10000000000000DE0000014357CC5EDA65CB1103.jpg" xlink:type="simple" xlink:show="embed" xlink:actuate="onLoad">
            <text:p/>
          </draw:image>
        </draw:frame>
        <draw:frame draw:name="Google Shape;120;p19" draw:style-name="gr2" draw:text-style-name="P13" draw:layer="layout" svg:width="3.718cm" svg:height="5.41cm" svg:x="2.796cm" svg:y="5.241cm">
          <draw:image xlink:href="Pictures/10000000000000DE000001434883EECA5DD31EDA.jpg" xlink:type="simple" xlink:show="embed" xlink:actuate="onLoad">
            <text:p/>
          </draw:image>
        </draw:frame>
        <presentation:notes draw:style-name="dp2">
          <draw:page-thumbnail draw:name="Google Shape;111;g4691bf1767_0_99:notes" draw:style-name="gr1" draw:layer="layout" svg:width="16.932cm" svg:height="9.524cm" svg:x="1.059cm" svg:y="1.905cm" draw:page-number="7" presentation:class="page"/>
          <draw:frame draw:name="Google Shape;112;g4691bf1767_0_99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ワンペア：同じ数字のカードが1組ある状態" draw:style-name="dp1" draw:master-page-name="TITLE_5f_AND_5f_BODY" presentation:presentation-page-layout-name="AL2T1">
        <draw:frame draw:name="Google Shape;125;p20" presentation:style-name="pr7" draw:text-style-name="P9" draw:layer="layout" svg:width="23.667cm" svg:height="1.59cm" svg:x="0.866cm" svg:y="1.236cm" presentation:class="title" presentation:user-transformed="true">
          <draw:text-box>
            <text:p text:style-name="P1"><text:span text:style-name="T4">ワンペア：同じ数字のカードが</text:span><text:span text:style-name="T4">1</text:span><text:span text:style-name="T4">組ある状態</text:span></text:p>
          </draw:text-box>
        </draw:frame>
        <draw:frame draw:name="Google Shape;126;p20" presentation:style-name="pr20" draw:text-style-name="P15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27;p20" draw:style-name="gr2" draw:text-style-name="P13" draw:layer="layout" svg:width="3.718cm" svg:height="5.41cm" svg:x="6.818cm" svg:y="5.241cm">
          <draw:image xlink:href="Pictures/10000000000000DE000001435D1A20C8C4A00095.jpg" xlink:type="simple" xlink:show="embed" xlink:actuate="onLoad">
            <text:p/>
          </draw:image>
        </draw:frame>
        <draw:frame draw:name="Google Shape;128;p20" draw:style-name="gr2" draw:text-style-name="P13" draw:layer="layout" svg:width="3.718cm" svg:height="5.41cm" svg:x="10.841cm" svg:y="5.241cm">
          <draw:image xlink:href="Pictures/10000000000000DE00000143FD40239DCEA3325C.jpg" xlink:type="simple" xlink:show="embed" xlink:actuate="onLoad">
            <text:p/>
          </draw:image>
        </draw:frame>
        <draw:frame draw:name="Google Shape;129;p20" draw:style-name="gr2" draw:text-style-name="P13" draw:layer="layout" svg:width="3.718cm" svg:height="5.41cm" svg:x="14.863cm" svg:y="5.241cm">
          <draw:image xlink:href="Pictures/10000000000000DE00000143083124FDF56E35CF.jpg" xlink:type="simple" xlink:show="embed" xlink:actuate="onLoad">
            <text:p/>
          </draw:image>
        </draw:frame>
        <draw:frame draw:name="Google Shape;130;p20" draw:style-name="gr2" draw:text-style-name="P13" draw:layer="layout" svg:width="3.718cm" svg:height="5.41cm" svg:x="18.885cm" svg:y="5.241cm">
          <draw:image xlink:href="Pictures/10000000000000DE0000014357CC5EDA65CB1103.jpg" xlink:type="simple" xlink:show="embed" xlink:actuate="onLoad">
            <text:p/>
          </draw:image>
        </draw:frame>
        <draw:frame draw:name="Google Shape;131;p20" draw:style-name="gr2" draw:text-style-name="P13" draw:layer="layout" svg:width="3.718cm" svg:height="5.41cm" svg:x="2.796cm" svg:y="5.241cm">
          <draw:image xlink:href="Pictures/10000000000000DE000001434883EECA5DD31EDA.jpg" xlink:type="simple" xlink:show="embed" xlink:actuate="onLoad">
            <text:p/>
          </draw:image>
        </draw:frame>
        <presentation:notes draw:style-name="dp2">
          <draw:page-thumbnail draw:name="Google Shape;122;g4691bf1767_0_109:notes" draw:style-name="gr1" draw:layer="layout" svg:width="16.932cm" svg:height="9.524cm" svg:x="1.059cm" svg:y="1.905cm" draw:page-number="8" presentation:class="page"/>
          <draw:frame draw:name="Google Shape;123;g4691bf1767_0_109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136;p21" presentation:style-name="pr22" draw:text-style-name="P6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37;p21" presentation:style-name="pr23" draw:text-style-name="P15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38;p21" draw:style-name="gr2" draw:text-style-name="P13" draw:layer="layout" svg:width="3.718cm" svg:height="5.41cm" svg:x="6.818cm" svg:y="5.241cm">
          <draw:image xlink:href="Pictures/10000000000000DE000001435D1A20C8C4A00095.jpg" xlink:type="simple" xlink:show="embed" xlink:actuate="onLoad">
            <text:p/>
          </draw:image>
        </draw:frame>
        <draw:frame draw:name="Google Shape;139;p21" draw:style-name="gr2" draw:text-style-name="P13" draw:layer="layout" svg:width="3.718cm" svg:height="5.41cm" svg:x="10.841cm" svg:y="5.241cm">
          <draw:image xlink:href="Pictures/10000000000000DE00000143FD40239DCEA3325C.jpg" xlink:type="simple" xlink:show="embed" xlink:actuate="onLoad">
            <text:p/>
          </draw:image>
        </draw:frame>
        <draw:frame draw:name="Google Shape;140;p21" draw:style-name="gr2" draw:text-style-name="P13" draw:layer="layout" svg:width="3.718cm" svg:height="5.41cm" svg:x="18.885cm" svg:y="5.241cm">
          <draw:image xlink:href="Pictures/10000000000000DE0000014357CC5EDA65CB1103.jpg" xlink:type="simple" xlink:show="embed" xlink:actuate="onLoad">
            <text:p/>
          </draw:image>
        </draw:frame>
        <draw:frame draw:name="Google Shape;141;p21" draw:style-name="gr2" draw:text-style-name="P13" draw:layer="layout" svg:width="3.718cm" svg:height="5.41cm" svg:x="2.796cm" svg:y="5.241cm">
          <draw:image xlink:href="Pictures/10000000000000DE000001434883EECA5DD31EDA.jpg" xlink:type="simple" xlink:show="embed" xlink:actuate="onLoad">
            <text:p/>
          </draw:image>
        </draw:frame>
        <draw:frame draw:name="Google Shape;142;p21" draw:style-name="gr2" draw:text-style-name="P13" draw:layer="layout" svg:width="3.718cm" svg:height="5.41cm" svg:x="14.863cm" svg:y="5.241cm">
          <draw:image xlink:href="Pictures/10000000000000DE000001432A393D03AB696FDE.jpg" xlink:type="simple" xlink:show="embed" xlink:actuate="onLoad">
            <text:p/>
          </draw:image>
        </draw:frame>
        <presentation:notes draw:style-name="dp2">
          <draw:page-thumbnail draw:name="Google Shape;133;g4691bf1767_0_119:notes" draw:style-name="gr1" draw:layer="layout" svg:width="16.932cm" svg:height="9.524cm" svg:x="1.059cm" svg:y="1.905cm" draw:page-number="9" presentation:class="page"/>
          <draw:frame draw:name="Google Shape;134;g4691bf1767_0_119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ツーペア：同じ数字のカードが2組ある状態" draw:style-name="dp1" draw:master-page-name="TITLE_5f_AND_5f_BODY" presentation:presentation-page-layout-name="AL2T1">
        <draw:frame draw:name="Google Shape;147;p22" presentation:style-name="pr7" draw:text-style-name="P9" draw:layer="layout" svg:width="23.667cm" svg:height="1.59cm" svg:x="0.866cm" svg:y="1.236cm" presentation:class="title" presentation:user-transformed="true">
          <draw:text-box>
            <text:p text:style-name="P1"><text:span text:style-name="T4">ツーペア：同じ数字のカードが</text:span><text:span text:style-name="T4">2</text:span><text:span text:style-name="T4">組ある状態</text:span></text:p>
          </draw:text-box>
        </draw:frame>
        <draw:frame draw:name="Google Shape;148;p22" presentation:style-name="pr25" draw:text-style-name="P15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49;p22" draw:style-name="gr2" draw:text-style-name="P13" draw:layer="layout" svg:width="3.718cm" svg:height="5.41cm" svg:x="6.818cm" svg:y="5.241cm">
          <draw:image xlink:href="Pictures/10000000000000DE000001435D1A20C8C4A00095.jpg" xlink:type="simple" xlink:show="embed" xlink:actuate="onLoad">
            <text:p/>
          </draw:image>
        </draw:frame>
        <draw:frame draw:name="Google Shape;150;p22" draw:style-name="gr2" draw:text-style-name="P13" draw:layer="layout" svg:width="3.718cm" svg:height="5.41cm" svg:x="10.841cm" svg:y="5.241cm">
          <draw:image xlink:href="Pictures/10000000000000DE00000143FD40239DCEA3325C.jpg" xlink:type="simple" xlink:show="embed" xlink:actuate="onLoad">
            <text:p/>
          </draw:image>
        </draw:frame>
        <draw:frame draw:name="Google Shape;151;p22" draw:style-name="gr2" draw:text-style-name="P13" draw:layer="layout" svg:width="3.718cm" svg:height="5.41cm" svg:x="18.885cm" svg:y="5.241cm">
          <draw:image xlink:href="Pictures/10000000000000DE0000014357CC5EDA65CB1103.jpg" xlink:type="simple" xlink:show="embed" xlink:actuate="onLoad">
            <text:p/>
          </draw:image>
        </draw:frame>
        <draw:frame draw:name="Google Shape;152;p22" draw:style-name="gr2" draw:text-style-name="P13" draw:layer="layout" svg:width="3.718cm" svg:height="5.41cm" svg:x="2.796cm" svg:y="5.241cm">
          <draw:image xlink:href="Pictures/10000000000000DE000001434883EECA5DD31EDA.jpg" xlink:type="simple" xlink:show="embed" xlink:actuate="onLoad">
            <text:p/>
          </draw:image>
        </draw:frame>
        <draw:frame draw:name="Google Shape;153;p22" draw:style-name="gr2" draw:text-style-name="P13" draw:layer="layout" svg:width="3.718cm" svg:height="5.41cm" svg:x="14.863cm" svg:y="5.241cm">
          <draw:image xlink:href="Pictures/10000000000000DE000001432A393D03AB696FDE.jpg" xlink:type="simple" xlink:show="embed" xlink:actuate="onLoad">
            <text:p/>
          </draw:image>
        </draw:frame>
        <presentation:notes draw:style-name="dp2">
          <draw:page-thumbnail draw:name="Google Shape;144;g4691bf1767_0_129:notes" draw:style-name="gr1" draw:layer="layout" svg:width="16.932cm" svg:height="9.524cm" svg:x="1.059cm" svg:y="1.905cm" draw:page-number="10" presentation:class="page"/>
          <draw:frame draw:name="Google Shape;145;g4691bf1767_0_129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158;p23" presentation:style-name="pr27" draw:text-style-name="P6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59;p23" presentation:style-name="pr28" draw:text-style-name="P15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60;p23" draw:style-name="gr2" draw:text-style-name="P13" draw:layer="layout" svg:width="3.718cm" svg:height="5.41cm" svg:x="6.818cm" svg:y="5.241cm">
          <draw:image xlink:href="Pictures/10000000000000DE000001435D1A20C8C4A00095.jpg" xlink:type="simple" xlink:show="embed" xlink:actuate="onLoad">
            <text:p/>
          </draw:image>
        </draw:frame>
        <draw:frame draw:name="Google Shape;161;p23" draw:style-name="gr2" draw:text-style-name="P13" draw:layer="layout" svg:width="3.718cm" svg:height="5.41cm" svg:x="18.885cm" svg:y="5.241cm">
          <draw:image xlink:href="Pictures/10000000000000DE0000014357CC5EDA65CB1103.jpg" xlink:type="simple" xlink:show="embed" xlink:actuate="onLoad">
            <text:p/>
          </draw:image>
        </draw:frame>
        <draw:frame draw:name="Google Shape;162;p23" draw:style-name="gr2" draw:text-style-name="P13" draw:layer="layout" svg:width="3.718cm" svg:height="5.41cm" svg:x="2.796cm" svg:y="5.241cm">
          <draw:image xlink:href="Pictures/10000000000000DE000001434883EECA5DD31EDA.jpg" xlink:type="simple" xlink:show="embed" xlink:actuate="onLoad">
            <text:p/>
          </draw:image>
        </draw:frame>
        <draw:frame draw:name="Google Shape;163;p23" draw:style-name="gr2" draw:text-style-name="P13" draw:layer="layout" svg:width="3.718cm" svg:height="5.41cm" svg:x="14.863cm" svg:y="5.241cm">
          <draw:image xlink:href="Pictures/10000000000000DE000001432A393D03AB696FDE.jpg" xlink:type="simple" xlink:show="embed" xlink:actuate="onLoad">
            <text:p/>
          </draw:image>
        </draw:frame>
        <draw:frame draw:name="Google Shape;164;p23" draw:style-name="gr2" draw:text-style-name="P13" draw:layer="layout" svg:width="3.718cm" svg:height="5.41cm" svg:x="10.841cm" svg:y="5.241cm">
          <draw:image xlink:href="Pictures/10000000000000DE000001432379A5A25EB0EA40.jpg" xlink:type="simple" xlink:show="embed" xlink:actuate="onLoad">
            <text:p/>
          </draw:image>
        </draw:frame>
        <presentation:notes draw:style-name="dp2">
          <draw:page-thumbnail draw:name="Google Shape;155;g4691bf1767_0_139:notes" draw:style-name="gr1" draw:layer="layout" svg:width="16.932cm" svg:height="9.524cm" svg:x="1.059cm" svg:y="1.905cm" draw:page-number="11" presentation:class="page"/>
          <draw:frame draw:name="Google Shape;156;g4691bf1767_0_139:notes" presentation:style-name="pr2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スリーカード：同じ数字が3枚揃っている状態" draw:style-name="dp1" draw:master-page-name="TITLE_5f_AND_5f_BODY" presentation:presentation-page-layout-name="AL2T1">
        <draw:frame draw:name="Google Shape;169;p24" presentation:style-name="pr7" draw:text-style-name="P9" draw:layer="layout" svg:width="23.667cm" svg:height="1.59cm" svg:x="0.866cm" svg:y="1.236cm" presentation:class="title" presentation:user-transformed="true">
          <draw:text-box>
            <text:p text:style-name="P1"><text:span text:style-name="T4">スリーカード：同じ数字が</text:span><text:span text:style-name="T4">3</text:span><text:span text:style-name="T4">枚揃っている状態</text:span></text:p>
          </draw:text-box>
        </draw:frame>
        <draw:frame draw:name="Google Shape;170;p24" presentation:style-name="pr30" draw:text-style-name="P15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71;p24" draw:style-name="gr2" draw:text-style-name="P13" draw:layer="layout" svg:width="3.718cm" svg:height="5.41cm" svg:x="6.818cm" svg:y="5.241cm">
          <draw:image xlink:href="Pictures/10000000000000DE000001435D1A20C8C4A00095.jpg" xlink:type="simple" xlink:show="embed" xlink:actuate="onLoad">
            <text:p/>
          </draw:image>
        </draw:frame>
        <draw:frame draw:name="Google Shape;172;p24" draw:style-name="gr2" draw:text-style-name="P13" draw:layer="layout" svg:width="3.718cm" svg:height="5.41cm" svg:x="18.885cm" svg:y="5.241cm">
          <draw:image xlink:href="Pictures/10000000000000DE0000014357CC5EDA65CB1103.jpg" xlink:type="simple" xlink:show="embed" xlink:actuate="onLoad">
            <text:p/>
          </draw:image>
        </draw:frame>
        <draw:frame draw:name="Google Shape;173;p24" draw:style-name="gr2" draw:text-style-name="P13" draw:layer="layout" svg:width="3.718cm" svg:height="5.41cm" svg:x="2.796cm" svg:y="5.241cm">
          <draw:image xlink:href="Pictures/10000000000000DE000001434883EECA5DD31EDA.jpg" xlink:type="simple" xlink:show="embed" xlink:actuate="onLoad">
            <text:p/>
          </draw:image>
        </draw:frame>
        <draw:frame draw:name="Google Shape;174;p24" draw:style-name="gr2" draw:text-style-name="P13" draw:layer="layout" svg:width="3.718cm" svg:height="5.41cm" svg:x="14.863cm" svg:y="5.241cm">
          <draw:image xlink:href="Pictures/10000000000000DE000001432A393D03AB696FDE.jpg" xlink:type="simple" xlink:show="embed" xlink:actuate="onLoad">
            <text:p/>
          </draw:image>
        </draw:frame>
        <draw:frame draw:name="Google Shape;175;p24" draw:style-name="gr2" draw:text-style-name="P13" draw:layer="layout" svg:width="3.718cm" svg:height="5.41cm" svg:x="10.841cm" svg:y="5.241cm">
          <draw:image xlink:href="Pictures/10000000000000DE000001432379A5A25EB0EA40.jpg" xlink:type="simple" xlink:show="embed" xlink:actuate="onLoad">
            <text:p/>
          </draw:image>
        </draw:frame>
        <presentation:notes draw:style-name="dp2">
          <draw:page-thumbnail draw:name="Google Shape;166;g4691bf1767_0_149:notes" draw:style-name="gr1" draw:layer="layout" svg:width="16.932cm" svg:height="9.524cm" svg:x="1.059cm" svg:y="1.905cm" draw:page-number="12" presentation:class="page"/>
          <draw:frame draw:name="Google Shape;167;g4691bf1767_0_149:notes" presentation:style-name="pr3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180;p25" presentation:style-name="pr32" draw:text-style-name="P6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81;p25" presentation:style-name="pr33" draw:text-style-name="P15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82;p25" draw:style-name="gr2" draw:text-style-name="P13" draw:layer="layout" svg:width="3.718cm" svg:height="5.41cm" svg:x="10.841cm" svg:y="5.241cm">
          <draw:image xlink:href="Pictures/10000000000000DE000001432379A5A25EB0EA40.jpg" xlink:type="simple" xlink:show="embed" xlink:actuate="onLoad">
            <text:p/>
          </draw:image>
        </draw:frame>
        <draw:frame draw:name="Google Shape;183;p25" draw:style-name="gr2" draw:text-style-name="P13" draw:layer="layout" svg:width="3.718cm" svg:height="5.41cm" svg:x="2.796cm" svg:y="5.241cm">
          <draw:image xlink:href="Pictures/10000000000000DE0000014366EE07BA0A54E220.jpg" xlink:type="simple" xlink:show="embed" xlink:actuate="onLoad">
            <text:p/>
          </draw:image>
        </draw:frame>
        <draw:frame draw:name="Google Shape;184;p25" draw:style-name="gr2" draw:text-style-name="P13" draw:layer="layout" svg:width="3.718cm" svg:height="5.41cm" svg:x="6.818cm" svg:y="5.241cm">
          <draw:image xlink:href="Pictures/10000000000000DE00000143AFD06AD0B337762A.jpg" xlink:type="simple" xlink:show="embed" xlink:actuate="onLoad">
            <text:p/>
          </draw:image>
        </draw:frame>
        <draw:frame draw:name="Google Shape;185;p25" draw:style-name="gr2" draw:text-style-name="P13" draw:layer="layout" svg:width="3.718cm" svg:height="5.41cm" svg:x="14.863cm" svg:y="5.241cm">
          <draw:image xlink:href="Pictures/10000000000000DE00000143F66ECB05226A1388.jpg" xlink:type="simple" xlink:show="embed" xlink:actuate="onLoad">
            <text:p/>
          </draw:image>
        </draw:frame>
        <draw:frame draw:name="Google Shape;186;p25" draw:style-name="gr2" draw:text-style-name="P13" draw:layer="layout" svg:width="3.718cm" svg:height="5.41cm" svg:x="18.885cm" svg:y="5.241cm">
          <draw:image xlink:href="Pictures/10000000000000DE000001438325E470040FF0E2.jpg" xlink:type="simple" xlink:show="embed" xlink:actuate="onLoad">
            <text:p/>
          </draw:image>
        </draw:frame>
        <presentation:notes draw:style-name="dp2">
          <draw:page-thumbnail draw:name="Google Shape;177;g4691bf1767_0_159:notes" draw:style-name="gr1" draw:layer="layout" svg:width="16.932cm" svg:height="9.524cm" svg:x="1.059cm" svg:y="1.905cm" draw:page-number="13" presentation:class="page"/>
          <draw:frame draw:name="Google Shape;178;g4691bf1767_0_159:notes" presentation:style-name="pr3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ストレート：数字が連番に５枚連なっている状態" draw:style-name="dp1" draw:master-page-name="TITLE_5f_AND_5f_BODY" presentation:presentation-page-layout-name="AL2T1">
        <draw:frame draw:name="Google Shape;191;p26" presentation:style-name="pr7" draw:text-style-name="P9" draw:layer="layout" svg:width="23.667cm" svg:height="1.59cm" svg:x="0.866cm" svg:y="1.236cm" presentation:class="title" presentation:user-transformed="true">
          <draw:text-box>
            <text:p text:style-name="P1"><text:span text:style-name="T4">ストレート：数字が連番に５枚連なっている状態</text:span></text:p>
          </draw:text-box>
        </draw:frame>
        <draw:frame draw:name="Google Shape;192;p26" presentation:style-name="pr35" draw:text-style-name="P15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93;p26" draw:style-name="gr2" draw:text-style-name="P13" draw:layer="layout" svg:width="3.718cm" svg:height="5.41cm" svg:x="10.841cm" svg:y="5.241cm">
          <draw:image xlink:href="Pictures/10000000000000DE000001432379A5A25EB0EA40.jpg" xlink:type="simple" xlink:show="embed" xlink:actuate="onLoad">
            <text:p/>
          </draw:image>
        </draw:frame>
        <draw:frame draw:name="Google Shape;194;p26" draw:style-name="gr2" draw:text-style-name="P13" draw:layer="layout" svg:width="3.718cm" svg:height="5.41cm" svg:x="2.796cm" svg:y="5.241cm">
          <draw:image xlink:href="Pictures/10000000000000DE0000014366EE07BA0A54E220.jpg" xlink:type="simple" xlink:show="embed" xlink:actuate="onLoad">
            <text:p/>
          </draw:image>
        </draw:frame>
        <draw:frame draw:name="Google Shape;195;p26" draw:style-name="gr2" draw:text-style-name="P13" draw:layer="layout" svg:width="3.718cm" svg:height="5.41cm" svg:x="6.818cm" svg:y="5.241cm">
          <draw:image xlink:href="Pictures/10000000000000DE00000143AFD06AD0B337762A.jpg" xlink:type="simple" xlink:show="embed" xlink:actuate="onLoad">
            <text:p/>
          </draw:image>
        </draw:frame>
        <draw:frame draw:name="Google Shape;196;p26" draw:style-name="gr2" draw:text-style-name="P13" draw:layer="layout" svg:width="3.718cm" svg:height="5.41cm" svg:x="14.863cm" svg:y="5.241cm">
          <draw:image xlink:href="Pictures/10000000000000DE00000143F66ECB05226A1388.jpg" xlink:type="simple" xlink:show="embed" xlink:actuate="onLoad">
            <text:p/>
          </draw:image>
        </draw:frame>
        <draw:frame draw:name="Google Shape;197;p26" draw:style-name="gr2" draw:text-style-name="P13" draw:layer="layout" svg:width="3.718cm" svg:height="5.41cm" svg:x="18.885cm" svg:y="5.241cm">
          <draw:image xlink:href="Pictures/10000000000000DE000001438325E470040FF0E2.jpg" xlink:type="simple" xlink:show="embed" xlink:actuate="onLoad">
            <text:p/>
          </draw:image>
        </draw:frame>
        <presentation:notes draw:style-name="dp2">
          <draw:page-thumbnail draw:name="Google Shape;188;g4691bf1767_0_169:notes" draw:style-name="gr1" draw:layer="layout" svg:width="16.932cm" svg:height="9.524cm" svg:x="1.059cm" svg:y="1.905cm" draw:page-number="14" presentation:class="page"/>
          <draw:frame draw:name="Google Shape;189;g4691bf1767_0_169:notes" presentation:style-name="pr3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初心者が陥りやすいストレートの間違い" draw:style-name="dp1" draw:master-page-name="TITLE_5f_AND_5f_BODY" presentation:presentation-page-layout-name="AL2T1">
        <draw:frame draw:name="Google Shape;202;p27" presentation:style-name="pr7" draw:text-style-name="P9" draw:layer="layout" svg:width="23.667cm" svg:height="1.59cm" svg:x="0.866cm" svg:y="1.236cm" presentation:class="title" presentation:user-transformed="true">
          <draw:text-box>
            <text:p text:style-name="P1"><text:span text:style-name="T4">初心者が陥りやすいストレートの間違い</text:span></text:p>
          </draw:text-box>
        </draw:frame>
        <draw:frame draw:name="Google Shape;203;p27" presentation:style-name="pr37" draw:text-style-name="P15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04;p27" draw:style-name="gr2" draw:text-style-name="P13" draw:layer="layout" svg:width="1.902cm" svg:height="2.769cm" svg:x="3.886cm" svg:y="3.798cm">
          <draw:image xlink:href="Pictures/10000000000000DE00000143DFCD1FC8F64C2050.jpg" xlink:type="simple" xlink:show="embed" xlink:actuate="onLoad">
            <text:p/>
          </draw:image>
        </draw:frame>
        <draw:frame draw:name="Google Shape;205;p27" draw:style-name="gr2" draw:text-style-name="P13" draw:layer="layout" svg:width="1.902cm" svg:height="2.769cm" svg:x="5.931cm" svg:y="3.798cm">
          <draw:image xlink:href="Pictures/10000000000000DE00000143599E836593E43BE5.jpg" xlink:type="simple" xlink:show="embed" xlink:actuate="onLoad">
            <text:p/>
          </draw:image>
        </draw:frame>
        <draw:frame draw:name="Google Shape;206;p27" draw:style-name="gr2" draw:text-style-name="P13" draw:layer="layout" svg:width="1.902cm" svg:height="2.769cm" svg:x="7.976cm" svg:y="3.798cm">
          <draw:image xlink:href="Pictures/10000000000000DE00000143A216ABE745F8C802.jpg" xlink:type="simple" xlink:show="embed" xlink:actuate="onLoad">
            <text:p/>
          </draw:image>
        </draw:frame>
        <draw:frame draw:name="Google Shape;207;p27" draw:style-name="gr2" draw:text-style-name="P13" draw:layer="layout" svg:width="1.902cm" svg:height="2.769cm" svg:x="10.02cm" svg:y="3.798cm">
          <draw:image xlink:href="Pictures/10000000000000DE0000014366EE07BA0A54E220.jpg" xlink:type="simple" xlink:show="embed" xlink:actuate="onLoad">
            <text:p/>
          </draw:image>
        </draw:frame>
        <draw:frame draw:name="Google Shape;208;p27" draw:style-name="gr2" draw:text-style-name="P13" draw:layer="layout" svg:width="1.902cm" svg:height="2.769cm" svg:x="12.065cm" svg:y="3.798cm">
          <draw:image xlink:href="Pictures/10000000000000DE00000143B58C35457858C3FE.jpg" xlink:type="simple" xlink:show="embed" xlink:actuate="onLoad">
            <text:p/>
          </draw:image>
        </draw:frame>
        <draw:frame draw:name="Google Shape;209;p27" draw:style-name="gr2" draw:text-style-name="P13" draw:layer="layout" svg:width="1.902cm" svg:height="2.768cm" svg:x="3.887cm" svg:y="6.841cm">
          <draw:image xlink:href="Pictures/10000000000000DE000001432A393D03AB696FDE.jpg" xlink:type="simple" xlink:show="embed" xlink:actuate="onLoad">
            <text:p/>
          </draw:image>
        </draw:frame>
        <draw:frame draw:name="Google Shape;210;p27" draw:style-name="gr2" draw:text-style-name="P13" draw:layer="layout" svg:width="1.902cm" svg:height="2.768cm" svg:x="5.931cm" svg:y="6.841cm">
          <draw:image xlink:href="Pictures/10000000000000DE000001430F06DE500CAEC63D.jpg" xlink:type="simple" xlink:show="embed" xlink:actuate="onLoad">
            <text:p/>
          </draw:image>
        </draw:frame>
        <draw:frame draw:name="Google Shape;211;p27" draw:style-name="gr2" draw:text-style-name="P13" draw:layer="layout" svg:width="1.902cm" svg:height="2.768cm" svg:x="12.064cm" svg:y="6.841cm">
          <draw:image xlink:href="Pictures/10000000000000DE000001437242D9D0EE19F770.jpg" xlink:type="simple" xlink:show="embed" xlink:actuate="onLoad">
            <text:p/>
          </draw:image>
        </draw:frame>
        <draw:frame draw:name="Google Shape;212;p27" draw:style-name="gr2" draw:text-style-name="P13" draw:layer="layout" svg:width="1.902cm" svg:height="2.768cm" svg:x="7.975cm" svg:y="6.841cm">
          <draw:image xlink:href="Pictures/10000000000000DE0000014363CCD7CBBF2D61AB.jpg" xlink:type="simple" xlink:show="embed" xlink:actuate="onLoad">
            <text:p/>
          </draw:image>
        </draw:frame>
        <draw:frame draw:name="Google Shape;213;p27" draw:style-name="gr2" draw:text-style-name="P13" draw:layer="layout" svg:width="1.902cm" svg:height="2.768cm" svg:x="10.02cm" svg:y="6.841cm">
          <draw:image xlink:href="Pictures/10000000000000DE00000143AD9463861194D4BB.jpg" xlink:type="simple" xlink:show="embed" xlink:actuate="onLoad">
            <text:p/>
          </draw:image>
        </draw:frame>
        <draw:frame draw:name="Google Shape;214;p27" draw:style-name="gr2" draw:text-style-name="P13" draw:layer="layout" svg:width="1.902cm" svg:height="2.768cm" svg:x="3.886cm" svg:y="9.885cm">
          <draw:image xlink:href="Pictures/10000000000000DE000001430F06DE500CAEC63D.jpg" xlink:type="simple" xlink:show="embed" xlink:actuate="onLoad">
            <text:p/>
          </draw:image>
        </draw:frame>
        <draw:frame draw:name="Google Shape;215;p27" draw:style-name="gr2" draw:text-style-name="P13" draw:layer="layout" svg:width="1.902cm" svg:height="2.768cm" svg:x="10.019cm" svg:y="9.885cm">
          <draw:image xlink:href="Pictures/10000000000000DE000001437242D9D0EE19F770.jpg" xlink:type="simple" xlink:show="embed" xlink:actuate="onLoad">
            <text:p/>
          </draw:image>
        </draw:frame>
        <draw:frame draw:name="Google Shape;216;p27" draw:style-name="gr2" draw:text-style-name="P13" draw:layer="layout" svg:width="1.902cm" svg:height="2.768cm" svg:x="5.931cm" svg:y="9.885cm">
          <draw:image xlink:href="Pictures/10000000000000DE0000014363CCD7CBBF2D61AB.jpg" xlink:type="simple" xlink:show="embed" xlink:actuate="onLoad">
            <text:p/>
          </draw:image>
        </draw:frame>
        <draw:frame draw:name="Google Shape;217;p27" draw:style-name="gr2" draw:text-style-name="P13" draw:layer="layout" svg:width="1.902cm" svg:height="2.768cm" svg:x="7.975cm" svg:y="9.885cm">
          <draw:image xlink:href="Pictures/10000000000000DE00000143AD9463861194D4BB.jpg" xlink:type="simple" xlink:show="embed" xlink:actuate="onLoad">
            <text:p/>
          </draw:image>
        </draw:frame>
        <draw:frame draw:name="Google Shape;218;p27" draw:style-name="gr2" draw:text-style-name="P13" draw:layer="layout" svg:width="1.902cm" svg:height="2.769cm" svg:x="12.064cm" svg:y="9.885cm">
          <draw:image xlink:href="Pictures/10000000000000DE00000143599E836593E43BE5.jpg" xlink:type="simple" xlink:show="embed" xlink:actuate="onLoad">
            <text:p/>
          </draw:image>
        </draw:frame>
        <draw:custom-shape draw:name="Google Shape;219;p27" draw:style-name="gr3" draw:text-style-name="P14" draw:layer="layout" svg:width="11.306cm" svg:height="1.318cm" svg:x="15.028cm" svg:y="4.632cm">
          <text:p text:style-name="P1"><text:span text:style-name="T7">・・・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;p27" draw:style-name="gr3" draw:text-style-name="P14" draw:layer="layout" svg:width="11.306cm" svg:height="1.318cm" svg:x="15.028cm" svg:y="7.566cm">
          <text:p text:style-name="P1"><text:span text:style-name="T7">・・・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27" draw:style-name="gr3" draw:text-style-name="P14" draw:layer="layout" svg:width="11.306cm" svg:height="1.318cm" svg:x="15.028cm" svg:y="10.61cm">
          <text:p text:style-name="P1"><text:span text:style-name="T7">・・・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2;p27" draw:style-name="gr2" draw:text-style-name="P13" draw:layer="layout" svg:width="1.823cm" svg:height="1.823cm" svg:x="16.995cm" svg:y="4.38cm">
          <draw:image xlink:href="Pictures/1000020100000300000003002FC7D27757A8EC82.png" xlink:type="simple" xlink:show="embed" xlink:actuate="onLoad">
            <text:p/>
          </draw:image>
        </draw:frame>
        <draw:frame draw:name="Google Shape;223;p27" draw:style-name="gr2" draw:text-style-name="P13" draw:layer="layout" svg:width="1.823cm" svg:height="1.823cm" svg:x="16.995cm" svg:y="7.369cm">
          <draw:image xlink:href="Pictures/1000020100000300000003002FC7D27757A8EC82.png" xlink:type="simple" xlink:show="embed" xlink:actuate="onLoad">
            <text:p/>
          </draw:image>
        </draw:frame>
        <draw:frame draw:name="Google Shape;224;p27" draw:style-name="gr2" draw:text-style-name="P13" draw:layer="layout" svg:width="1.823cm" svg:height="1.813cm" svg:x="16.893cm" svg:y="10.433cm">
          <draw:image xlink:href="Pictures/1000020100000200000001FD13B224E309E2B128.png" xlink:type="simple" xlink:show="embed" xlink:actuate="onLoad">
            <text:p/>
          </draw:image>
        </draw:frame>
        <presentation:notes draw:style-name="dp2">
          <draw:page-thumbnail draw:name="Google Shape;199;g4691bf1767_0_179:notes" draw:style-name="gr1" draw:layer="layout" svg:width="16.932cm" svg:height="9.524cm" svg:x="1.059cm" svg:y="1.905cm" draw:page-number="15" presentation:class="page"/>
          <draw:frame draw:name="Google Shape;200;g4691bf1767_0_179:notes" presentation:style-name="pr3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frame draw:name="Google Shape;229;p28" presentation:style-name="pr39" draw:text-style-name="P6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230;p28" presentation:style-name="pr40" draw:text-style-name="P15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31;p28" draw:style-name="gr2" draw:text-style-name="P13" draw:layer="layout" svg:width="3.718cm" svg:height="5.41cm" svg:x="2.796cm" svg:y="5.241cm">
          <draw:image xlink:href="Pictures/10000000000000DE0000014366EE07BA0A54E220.jpg" xlink:type="simple" xlink:show="embed" xlink:actuate="onLoad">
            <text:p/>
          </draw:image>
        </draw:frame>
        <draw:frame draw:name="Google Shape;232;p28" draw:style-name="gr2" draw:text-style-name="P13" draw:layer="layout" svg:width="3.718cm" svg:height="5.41cm" svg:x="6.818cm" svg:y="5.241cm">
          <draw:image xlink:href="Pictures/10000000000000DE0000014371F17A4F8FDA3B5C.jpg" xlink:type="simple" xlink:show="embed" xlink:actuate="onLoad">
            <text:p/>
          </draw:image>
        </draw:frame>
        <draw:frame draw:name="Google Shape;233;p28" draw:style-name="gr2" draw:text-style-name="P13" draw:layer="layout" svg:width="3.718cm" svg:height="5.41cm" svg:x="10.841cm" svg:y="5.241cm">
          <draw:image xlink:href="Pictures/10000000000000DE000001437C41948DE9247BAF.jpg" xlink:type="simple" xlink:show="embed" xlink:actuate="onLoad">
            <text:p/>
          </draw:image>
        </draw:frame>
        <draw:frame draw:name="Google Shape;234;p28" draw:style-name="gr2" draw:text-style-name="P13" draw:layer="layout" svg:width="3.718cm" svg:height="5.41cm" svg:x="14.863cm" svg:y="5.241cm">
          <draw:image xlink:href="Pictures/10000000000000DE000001437E58492D36CF088A.jpg" xlink:type="simple" xlink:show="embed" xlink:actuate="onLoad">
            <text:p/>
          </draw:image>
        </draw:frame>
        <draw:frame draw:name="Google Shape;235;p28" draw:style-name="gr2" draw:text-style-name="P13" draw:layer="layout" svg:width="3.718cm" svg:height="5.41cm" svg:x="18.885cm" svg:y="5.241cm">
          <draw:image xlink:href="Pictures/10000000000000DE00000143CA14FF8FE24AB2F5.jpg" xlink:type="simple" xlink:show="embed" xlink:actuate="onLoad">
            <text:p/>
          </draw:image>
        </draw:frame>
        <presentation:notes draw:style-name="dp2">
          <draw:page-thumbnail draw:name="Google Shape;226;g4691bf1767_0_205:notes" draw:style-name="gr1" draw:layer="layout" svg:width="16.932cm" svg:height="9.524cm" svg:x="1.059cm" svg:y="1.905cm" draw:page-number="16" presentation:class="page"/>
          <draw:frame draw:name="Google Shape;227;g4691bf1767_0_205:notes" presentation:style-name="pr4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フラッシュ：５枚とも柄が揃っている状態" draw:style-name="dp1" draw:master-page-name="TITLE_5f_AND_5f_BODY" presentation:presentation-page-layout-name="AL2T1">
        <draw:frame draw:name="Google Shape;240;p29" presentation:style-name="pr7" draw:text-style-name="P9" draw:layer="layout" svg:width="23.667cm" svg:height="1.59cm" svg:x="0.866cm" svg:y="1.236cm" presentation:class="title" presentation:user-transformed="true">
          <draw:text-box>
            <text:p text:style-name="P1"><text:span text:style-name="T4">フラッシュ：５枚とも柄が揃っている状態</text:span></text:p>
          </draw:text-box>
        </draw:frame>
        <draw:frame draw:name="Google Shape;241;p29" presentation:style-name="pr42" draw:text-style-name="P15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42;p29" draw:style-name="gr2" draw:text-style-name="P13" draw:layer="layout" svg:width="3.718cm" svg:height="5.41cm" svg:x="2.796cm" svg:y="5.241cm">
          <draw:image xlink:href="Pictures/10000000000000DE0000014366EE07BA0A54E220.jpg" xlink:type="simple" xlink:show="embed" xlink:actuate="onLoad">
            <text:p/>
          </draw:image>
        </draw:frame>
        <draw:frame draw:name="Google Shape;243;p29" draw:style-name="gr2" draw:text-style-name="P13" draw:layer="layout" svg:width="3.718cm" svg:height="5.41cm" svg:x="6.818cm" svg:y="5.241cm">
          <draw:image xlink:href="Pictures/10000000000000DE0000014371F17A4F8FDA3B5C.jpg" xlink:type="simple" xlink:show="embed" xlink:actuate="onLoad">
            <text:p/>
          </draw:image>
        </draw:frame>
        <draw:frame draw:name="Google Shape;244;p29" draw:style-name="gr2" draw:text-style-name="P13" draw:layer="layout" svg:width="3.718cm" svg:height="5.41cm" svg:x="10.841cm" svg:y="5.241cm">
          <draw:image xlink:href="Pictures/10000000000000DE000001437C41948DE9247BAF.jpg" xlink:type="simple" xlink:show="embed" xlink:actuate="onLoad">
            <text:p/>
          </draw:image>
        </draw:frame>
        <draw:frame draw:name="Google Shape;245;p29" draw:style-name="gr2" draw:text-style-name="P13" draw:layer="layout" svg:width="3.718cm" svg:height="5.41cm" svg:x="14.863cm" svg:y="5.241cm">
          <draw:image xlink:href="Pictures/10000000000000DE000001437E58492D36CF088A.jpg" xlink:type="simple" xlink:show="embed" xlink:actuate="onLoad">
            <text:p/>
          </draw:image>
        </draw:frame>
        <draw:frame draw:name="Google Shape;246;p29" draw:style-name="gr2" draw:text-style-name="P13" draw:layer="layout" svg:width="3.718cm" svg:height="5.41cm" svg:x="18.885cm" svg:y="5.241cm">
          <draw:image xlink:href="Pictures/10000000000000DE00000143CA14FF8FE24AB2F5.jpg" xlink:type="simple" xlink:show="embed" xlink:actuate="onLoad">
            <text:p/>
          </draw:image>
        </draw:frame>
        <presentation:notes draw:style-name="dp2">
          <draw:page-thumbnail draw:name="Google Shape;237;g4691bf1767_0_215:notes" draw:style-name="gr1" draw:layer="layout" svg:width="16.932cm" svg:height="9.524cm" svg:x="1.059cm" svg:y="1.905cm" draw:page-number="17" presentation:class="page"/>
          <draw:frame draw:name="Google Shape;238;g4691bf1767_0_215:notes" presentation:style-name="pr4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frame draw:name="Google Shape;251;p30" presentation:style-name="pr44" draw:text-style-name="P6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252;p30" presentation:style-name="pr45" draw:text-style-name="P15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53;p30" draw:style-name="gr2" draw:text-style-name="P13" draw:layer="layout" svg:width="3.718cm" svg:height="5.41cm" svg:x="2.796cm" svg:y="5.241cm">
          <draw:image xlink:href="Pictures/10000000000000DE0000014366EE07BA0A54E220.jpg" xlink:type="simple" xlink:show="embed" xlink:actuate="onLoad">
            <text:p/>
          </draw:image>
        </draw:frame>
        <draw:frame draw:name="Google Shape;254;p30" draw:style-name="gr2" draw:text-style-name="P13" draw:layer="layout" svg:width="3.718cm" svg:height="5.41cm" svg:x="18.885cm" svg:y="5.241cm">
          <draw:image xlink:href="Pictures/10000000000000DE000001437E58492D36CF088A.jpg" xlink:type="simple" xlink:show="embed" xlink:actuate="onLoad">
            <text:p/>
          </draw:image>
        </draw:frame>
        <draw:frame draw:name="Google Shape;255;p30" draw:style-name="gr2" draw:text-style-name="P13" draw:layer="layout" svg:width="3.718cm" svg:height="5.41cm" svg:x="6.818cm" svg:y="5.241cm">
          <draw:image xlink:href="Pictures/10000000000000DE0000014391825A5137A0A3E2.jpg" xlink:type="simple" xlink:show="embed" xlink:actuate="onLoad">
            <text:p/>
          </draw:image>
        </draw:frame>
        <draw:frame draw:name="Google Shape;256;p30" draw:style-name="gr2" draw:text-style-name="P13" draw:layer="layout" svg:width="3.718cm" svg:height="5.41cm" svg:x="10.841cm" svg:y="5.241cm">
          <draw:image xlink:href="Pictures/10000000000000DE000001432B72D7E2EB1332E7.jpg" xlink:type="simple" xlink:show="embed" xlink:actuate="onLoad">
            <text:p/>
          </draw:image>
        </draw:frame>
        <draw:frame draw:name="Google Shape;257;p30" draw:style-name="gr2" draw:text-style-name="P13" draw:layer="layout" svg:width="3.718cm" svg:height="5.41cm" svg:x="14.863cm" svg:y="5.241cm">
          <draw:image xlink:href="Pictures/10000000000000DE000001430F06DE500CAEC63D.jpg" xlink:type="simple" xlink:show="embed" xlink:actuate="onLoad">
            <text:p/>
          </draw:image>
        </draw:frame>
        <presentation:notes draw:style-name="dp2">
          <draw:page-thumbnail draw:name="Google Shape;248;g4691bf1767_0_225:notes" draw:style-name="gr1" draw:layer="layout" svg:width="16.932cm" svg:height="9.524cm" svg:x="1.059cm" svg:y="1.905cm" draw:page-number="18" presentation:class="page"/>
          <draw:frame draw:name="Google Shape;249;g4691bf1767_0_225:notes" presentation:style-name="pr4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フルハウス：同じ数字が3枚と別の同じ数字が2枚の状態" draw:style-name="dp1" draw:master-page-name="TITLE_5f_AND_5f_BODY" presentation:presentation-page-layout-name="AL2T1">
        <draw:frame draw:name="Google Shape;262;p31" presentation:style-name="pr7" draw:text-style-name="P9" draw:layer="layout" svg:width="23.667cm" svg:height="1.59cm" svg:x="0.866cm" svg:y="1.236cm" presentation:class="title" presentation:user-transformed="true">
          <draw:text-box>
            <text:p text:style-name="P1"><text:span text:style-name="T4">フルハウス：同じ数字が</text:span><text:span text:style-name="T4">3</text:span><text:span text:style-name="T4">枚と別の同じ数字が</text:span><text:span text:style-name="T4">2</text:span><text:span text:style-name="T4">枚の状態</text:span></text:p>
          </draw:text-box>
        </draw:frame>
        <draw:frame draw:name="Google Shape;263;p31" presentation:style-name="pr47" draw:text-style-name="P15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64;p31" draw:style-name="gr2" draw:text-style-name="P13" draw:layer="layout" svg:width="3.718cm" svg:height="5.41cm" svg:x="2.796cm" svg:y="5.241cm">
          <draw:image xlink:href="Pictures/10000000000000DE0000014366EE07BA0A54E220.jpg" xlink:type="simple" xlink:show="embed" xlink:actuate="onLoad">
            <text:p/>
          </draw:image>
        </draw:frame>
        <draw:frame draw:name="Google Shape;265;p31" draw:style-name="gr2" draw:text-style-name="P13" draw:layer="layout" svg:width="3.718cm" svg:height="5.41cm" svg:x="18.885cm" svg:y="5.241cm">
          <draw:image xlink:href="Pictures/10000000000000DE000001437E58492D36CF088A.jpg" xlink:type="simple" xlink:show="embed" xlink:actuate="onLoad">
            <text:p/>
          </draw:image>
        </draw:frame>
        <draw:frame draw:name="Google Shape;266;p31" draw:style-name="gr2" draw:text-style-name="P13" draw:layer="layout" svg:width="3.718cm" svg:height="5.41cm" svg:x="6.818cm" svg:y="5.241cm">
          <draw:image xlink:href="Pictures/10000000000000DE0000014391825A5137A0A3E2.jpg" xlink:type="simple" xlink:show="embed" xlink:actuate="onLoad">
            <text:p/>
          </draw:image>
        </draw:frame>
        <draw:frame draw:name="Google Shape;267;p31" draw:style-name="gr2" draw:text-style-name="P13" draw:layer="layout" svg:width="3.718cm" svg:height="5.41cm" svg:x="10.841cm" svg:y="5.241cm">
          <draw:image xlink:href="Pictures/10000000000000DE000001432B72D7E2EB1332E7.jpg" xlink:type="simple" xlink:show="embed" xlink:actuate="onLoad">
            <text:p/>
          </draw:image>
        </draw:frame>
        <draw:frame draw:name="Google Shape;268;p31" draw:style-name="gr2" draw:text-style-name="P13" draw:layer="layout" svg:width="3.718cm" svg:height="5.41cm" svg:x="14.863cm" svg:y="5.241cm">
          <draw:image xlink:href="Pictures/10000000000000DE000001430F06DE500CAEC63D.jpg" xlink:type="simple" xlink:show="embed" xlink:actuate="onLoad">
            <text:p/>
          </draw:image>
        </draw:frame>
        <presentation:notes draw:style-name="dp2">
          <draw:page-thumbnail draw:name="Google Shape;259;g4691bf1767_0_235:notes" draw:style-name="gr1" draw:layer="layout" svg:width="16.932cm" svg:height="9.524cm" svg:x="1.059cm" svg:y="1.905cm" draw:page-number="19" presentation:class="page"/>
          <draw:frame draw:name="Google Shape;260;g4691bf1767_0_235:notes" presentation:style-name="pr4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draw:frame draw:name="Google Shape;273;p32" presentation:style-name="pr49" draw:text-style-name="P6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274;p32" presentation:style-name="pr50" draw:text-style-name="P15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75;p32" draw:style-name="gr2" draw:text-style-name="P13" draw:layer="layout" svg:width="3.718cm" svg:height="5.41cm" svg:x="2.796cm" svg:y="5.241cm">
          <draw:image xlink:href="Pictures/10000000000000DE0000014366EE07BA0A54E220.jpg" xlink:type="simple" xlink:show="embed" xlink:actuate="onLoad">
            <text:p/>
          </draw:image>
        </draw:frame>
        <draw:frame draw:name="Google Shape;276;p32" draw:style-name="gr2" draw:text-style-name="P13" draw:layer="layout" svg:width="3.718cm" svg:height="5.41cm" svg:x="18.885cm" svg:y="5.241cm">
          <draw:image xlink:href="Pictures/10000000000000DE000001437E58492D36CF088A.jpg" xlink:type="simple" xlink:show="embed" xlink:actuate="onLoad">
            <text:p/>
          </draw:image>
        </draw:frame>
        <draw:frame draw:name="Google Shape;277;p32" draw:style-name="gr2" draw:text-style-name="P13" draw:layer="layout" svg:width="3.718cm" svg:height="5.41cm" svg:x="6.818cm" svg:y="5.241cm">
          <draw:image xlink:href="Pictures/10000000000000DE0000014391825A5137A0A3E2.jpg" xlink:type="simple" xlink:show="embed" xlink:actuate="onLoad">
            <text:p/>
          </draw:image>
        </draw:frame>
        <draw:frame draw:name="Google Shape;278;p32" draw:style-name="gr2" draw:text-style-name="P13" draw:layer="layout" svg:width="3.718cm" svg:height="5.41cm" svg:x="10.841cm" svg:y="5.241cm">
          <draw:image xlink:href="Pictures/10000000000000DE000001432B72D7E2EB1332E7.jpg" xlink:type="simple" xlink:show="embed" xlink:actuate="onLoad">
            <text:p/>
          </draw:image>
        </draw:frame>
        <draw:frame draw:name="Google Shape;279;p32" draw:style-name="gr2" draw:text-style-name="P13" draw:layer="layout" svg:width="3.718cm" svg:height="5.41cm" svg:x="14.863cm" svg:y="5.241cm">
          <draw:image xlink:href="Pictures/10000000000000DE000001439566D1F0AD4261A3.jpg" xlink:type="simple" xlink:show="embed" xlink:actuate="onLoad">
            <text:p/>
          </draw:image>
        </draw:frame>
        <presentation:notes draw:style-name="dp2">
          <draw:page-thumbnail draw:name="Google Shape;270;g4691bf1767_0_245:notes" draw:style-name="gr1" draw:layer="layout" svg:width="16.932cm" svg:height="9.524cm" svg:x="1.059cm" svg:y="1.905cm" draw:page-number="20" presentation:class="page"/>
          <draw:frame draw:name="Google Shape;271;g4691bf1767_0_245:notes" presentation:style-name="pr5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フォーカード：4枚の数字が揃っている状態" draw:style-name="dp1" draw:master-page-name="TITLE_5f_AND_5f_BODY" presentation:presentation-page-layout-name="AL2T1">
        <draw:frame draw:name="Google Shape;284;p33" presentation:style-name="pr7" draw:text-style-name="P9" draw:layer="layout" svg:width="23.667cm" svg:height="1.59cm" svg:x="0.866cm" svg:y="1.236cm" presentation:class="title" presentation:user-transformed="true">
          <draw:text-box>
            <text:p text:style-name="P1"><text:span text:style-name="T4">フォーカード：</text:span><text:span text:style-name="T4">4</text:span><text:span text:style-name="T4">枚の数字が揃っている状態</text:span></text:p>
          </draw:text-box>
        </draw:frame>
        <draw:frame draw:name="Google Shape;285;p33" presentation:style-name="pr52" draw:text-style-name="P15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86;p33" draw:style-name="gr2" draw:text-style-name="P13" draw:layer="layout" svg:width="3.718cm" svg:height="5.41cm" svg:x="2.796cm" svg:y="5.241cm">
          <draw:image xlink:href="Pictures/10000000000000DE0000014366EE07BA0A54E220.jpg" xlink:type="simple" xlink:show="embed" xlink:actuate="onLoad">
            <text:p/>
          </draw:image>
        </draw:frame>
        <draw:frame draw:name="Google Shape;287;p33" draw:style-name="gr2" draw:text-style-name="P13" draw:layer="layout" svg:width="3.718cm" svg:height="5.41cm" svg:x="18.885cm" svg:y="5.241cm">
          <draw:image xlink:href="Pictures/10000000000000DE000001437E58492D36CF088A.jpg" xlink:type="simple" xlink:show="embed" xlink:actuate="onLoad">
            <text:p/>
          </draw:image>
        </draw:frame>
        <draw:frame draw:name="Google Shape;288;p33" draw:style-name="gr2" draw:text-style-name="P13" draw:layer="layout" svg:width="3.718cm" svg:height="5.41cm" svg:x="6.818cm" svg:y="5.241cm">
          <draw:image xlink:href="Pictures/10000000000000DE0000014391825A5137A0A3E2.jpg" xlink:type="simple" xlink:show="embed" xlink:actuate="onLoad">
            <text:p/>
          </draw:image>
        </draw:frame>
        <draw:frame draw:name="Google Shape;289;p33" draw:style-name="gr2" draw:text-style-name="P13" draw:layer="layout" svg:width="3.718cm" svg:height="5.41cm" svg:x="10.841cm" svg:y="5.241cm">
          <draw:image xlink:href="Pictures/10000000000000DE000001432B72D7E2EB1332E7.jpg" xlink:type="simple" xlink:show="embed" xlink:actuate="onLoad">
            <text:p/>
          </draw:image>
        </draw:frame>
        <draw:frame draw:name="Google Shape;290;p33" draw:style-name="gr2" draw:text-style-name="P13" draw:layer="layout" svg:width="3.718cm" svg:height="5.41cm" svg:x="14.863cm" svg:y="5.241cm">
          <draw:image xlink:href="Pictures/10000000000000DE000001439566D1F0AD4261A3.jpg" xlink:type="simple" xlink:show="embed" xlink:actuate="onLoad">
            <text:p/>
          </draw:image>
        </draw:frame>
        <presentation:notes draw:style-name="dp2">
          <draw:page-thumbnail draw:name="Google Shape;281;g4691bf1767_0_255:notes" draw:style-name="gr1" draw:layer="layout" svg:width="16.932cm" svg:height="9.524cm" svg:x="1.059cm" svg:y="1.905cm" draw:page-number="21" presentation:class="page"/>
          <draw:frame draw:name="Google Shape;282;g4691bf1767_0_255:notes" presentation:style-name="pr5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draw:frame draw:name="Google Shape;295;p34" presentation:style-name="pr54" draw:text-style-name="P6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296;p34" presentation:style-name="pr55" draw:text-style-name="P15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97;p34" draw:style-name="gr2" draw:text-style-name="P13" draw:layer="layout" svg:width="3.718cm" svg:height="5.41cm" svg:x="18.885cm" svg:y="5.241cm">
          <draw:image xlink:href="Pictures/10000000000000DE000001437E58492D36CF088A.jpg" xlink:type="simple" xlink:show="embed" xlink:actuate="onLoad">
            <text:p/>
          </draw:image>
        </draw:frame>
        <draw:frame draw:name="Google Shape;298;p34" draw:style-name="gr2" draw:text-style-name="P13" draw:layer="layout" svg:width="3.718cm" svg:height="5.41cm" svg:x="2.796cm" svg:y="5.241cm">
          <draw:image xlink:href="Pictures/10000000000000DE0000014304FF46E9D977E7F9.jpg" xlink:type="simple" xlink:show="embed" xlink:actuate="onLoad">
            <text:p/>
          </draw:image>
        </draw:frame>
        <draw:frame draw:name="Google Shape;299;p34" draw:style-name="gr2" draw:text-style-name="P13" draw:layer="layout" svg:width="3.718cm" svg:height="5.41cm" svg:x="6.818cm" svg:y="5.241cm">
          <draw:image xlink:href="Pictures/10000000000000DE000001437C41948DE9247BAF.jpg" xlink:type="simple" xlink:show="embed" xlink:actuate="onLoad">
            <text:p/>
          </draw:image>
        </draw:frame>
        <draw:frame draw:name="Google Shape;300;p34" draw:style-name="gr2" draw:text-style-name="P13" draw:layer="layout" svg:width="3.718cm" svg:height="5.41cm" svg:x="10.841cm" svg:y="5.241cm">
          <draw:image xlink:href="Pictures/10000000000000DE0000014332A1036547933203.jpg" xlink:type="simple" xlink:show="embed" xlink:actuate="onLoad">
            <text:p/>
          </draw:image>
        </draw:frame>
        <draw:frame draw:name="Google Shape;301;p34" draw:style-name="gr2" draw:text-style-name="P13" draw:layer="layout" svg:width="3.718cm" svg:height="5.41cm" svg:x="14.863cm" svg:y="5.241cm">
          <draw:image xlink:href="Pictures/10000000000000DE00000143FD40239DCEA3325C.jpg" xlink:type="simple" xlink:show="embed" xlink:actuate="onLoad">
            <text:p/>
          </draw:image>
        </draw:frame>
        <presentation:notes draw:style-name="dp2">
          <draw:page-thumbnail draw:name="Google Shape;292;g4691bf1767_0_265:notes" draw:style-name="gr1" draw:layer="layout" svg:width="16.932cm" svg:height="9.524cm" svg:x="1.059cm" svg:y="1.905cm" draw:page-number="22" presentation:class="page"/>
          <draw:frame draw:name="Google Shape;293;g4691bf1767_0_265:notes" presentation:style-name="pr5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ストレートフラッシュ：ストレートとフラッシュの状態" draw:style-name="dp1" draw:master-page-name="TITLE_5f_AND_5f_BODY" presentation:presentation-page-layout-name="AL2T1">
        <draw:frame draw:name="Google Shape;306;p35" presentation:style-name="pr7" draw:text-style-name="P9" draw:layer="layout" svg:width="23.667cm" svg:height="1.59cm" svg:x="0.866cm" svg:y="1.236cm" presentation:class="title" presentation:user-transformed="true">
          <draw:text-box>
            <text:p text:style-name="P1"><text:span text:style-name="T4">ストレートフラッシュ：ストレートとフラッシュの状態</text:span></text:p>
          </draw:text-box>
        </draw:frame>
        <draw:frame draw:name="Google Shape;307;p35" presentation:style-name="pr57" draw:text-style-name="P15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308;p35" draw:style-name="gr2" draw:text-style-name="P13" draw:layer="layout" svg:width="3.718cm" svg:height="5.41cm" svg:x="18.885cm" svg:y="5.241cm">
          <draw:image xlink:href="Pictures/10000000000000DE000001437E58492D36CF088A.jpg" xlink:type="simple" xlink:show="embed" xlink:actuate="onLoad">
            <text:p/>
          </draw:image>
        </draw:frame>
        <draw:frame draw:name="Google Shape;309;p35" draw:style-name="gr2" draw:text-style-name="P13" draw:layer="layout" svg:width="3.718cm" svg:height="5.41cm" svg:x="2.796cm" svg:y="5.241cm">
          <draw:image xlink:href="Pictures/10000000000000DE0000014304FF46E9D977E7F9.jpg" xlink:type="simple" xlink:show="embed" xlink:actuate="onLoad">
            <text:p/>
          </draw:image>
        </draw:frame>
        <draw:frame draw:name="Google Shape;310;p35" draw:style-name="gr2" draw:text-style-name="P13" draw:layer="layout" svg:width="3.718cm" svg:height="5.41cm" svg:x="6.818cm" svg:y="5.241cm">
          <draw:image xlink:href="Pictures/10000000000000DE000001437C41948DE9247BAF.jpg" xlink:type="simple" xlink:show="embed" xlink:actuate="onLoad">
            <text:p/>
          </draw:image>
        </draw:frame>
        <draw:frame draw:name="Google Shape;311;p35" draw:style-name="gr2" draw:text-style-name="P13" draw:layer="layout" svg:width="3.718cm" svg:height="5.41cm" svg:x="10.841cm" svg:y="5.241cm">
          <draw:image xlink:href="Pictures/10000000000000DE0000014332A1036547933203.jpg" xlink:type="simple" xlink:show="embed" xlink:actuate="onLoad">
            <text:p/>
          </draw:image>
        </draw:frame>
        <draw:frame draw:name="Google Shape;312;p35" draw:style-name="gr2" draw:text-style-name="P13" draw:layer="layout" svg:width="3.718cm" svg:height="5.41cm" svg:x="14.863cm" svg:y="5.241cm">
          <draw:image xlink:href="Pictures/10000000000000DE00000143FD40239DCEA3325C.jpg" xlink:type="simple" xlink:show="embed" xlink:actuate="onLoad">
            <text:p/>
          </draw:image>
        </draw:frame>
        <presentation:notes draw:style-name="dp2">
          <draw:page-thumbnail draw:name="Google Shape;303;g4691bf1767_0_275:notes" draw:style-name="gr1" draw:layer="layout" svg:width="16.932cm" svg:height="9.524cm" svg:x="1.059cm" svg:y="1.905cm" draw:page-number="23" presentation:class="page"/>
          <draw:frame draw:name="Google Shape;304;g4691bf1767_0_275:notes" presentation:style-name="pr5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＜おまけ＞ロイヤルストレートフラッシュ&#10;" draw:style-name="dp1" draw:master-page-name="TITLE_5f_AND_5f_BODY" presentation:presentation-page-layout-name="AL2T1">
        <draw:frame draw:name="Google Shape;317;p36" presentation:style-name="pr7" draw:text-style-name="P9" draw:layer="layout" svg:width="23.667cm" svg:height="1.59cm" svg:x="0.866cm" svg:y="1.236cm" presentation:class="title" presentation:user-transformed="true">
          <draw:text-box>
            <text:p text:style-name="P1"><text:span text:style-name="T4">＜おまけ＞ロイヤルストレートフラッシュ</text:span><text:span text:style-name="T4"><text:line-break/></text:span><text:span text:style-name="T4"/></text:p>
          </draw:text-box>
        </draw:frame>
        <draw:frame draw:name="Google Shape;318;p36" presentation:style-name="pr59" draw:text-style-name="P15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319;p36" draw:style-name="gr2" draw:text-style-name="P13" draw:layer="layout" svg:width="3.718cm" svg:height="5.41cm" svg:x="6.818cm" svg:y="5.241cm">
          <draw:image xlink:href="Pictures/10000000000000DE000001437E58492D36CF088A.jpg" xlink:type="simple" xlink:show="embed" xlink:actuate="onLoad">
            <text:p/>
          </draw:image>
        </draw:frame>
        <draw:frame draw:name="Google Shape;320;p36" draw:style-name="gr2" draw:text-style-name="P13" draw:layer="layout" svg:width="3.718cm" svg:height="5.41cm" svg:x="2.796cm" svg:y="5.241cm">
          <draw:image xlink:href="Pictures/10000000000000DE00000143FD40239DCEA3325C.jpg" xlink:type="simple" xlink:show="embed" xlink:actuate="onLoad">
            <text:p/>
          </draw:image>
        </draw:frame>
        <draw:frame draw:name="Google Shape;321;p36" draw:style-name="gr2" draw:text-style-name="P13" draw:layer="layout" svg:width="3.718cm" svg:height="5.41cm" svg:x="10.841cm" svg:y="5.241cm">
          <draw:image xlink:href="Pictures/10000000000000DE0000014363CCD7CBBF2D61AB.jpg" xlink:type="simple" xlink:show="embed" xlink:actuate="onLoad">
            <text:p/>
          </draw:image>
        </draw:frame>
        <draw:frame draw:name="Google Shape;322;p36" draw:style-name="gr2" draw:text-style-name="P13" draw:layer="layout" svg:width="3.718cm" svg:height="5.41cm" svg:x="14.863cm" svg:y="5.241cm">
          <draw:image xlink:href="Pictures/10000000000000DE00000143231F699AE59082C5.jpg" xlink:type="simple" xlink:show="embed" xlink:actuate="onLoad">
            <text:p/>
          </draw:image>
        </draw:frame>
        <draw:frame draw:name="Google Shape;323;p36" draw:style-name="gr2" draw:text-style-name="P13" draw:layer="layout" svg:width="3.718cm" svg:height="5.41cm" svg:x="18.885cm" svg:y="5.241cm">
          <draw:image xlink:href="Pictures/10000000000000DE00000143CA14FF8FE24AB2F5.jpg" xlink:type="simple" xlink:show="embed" xlink:actuate="onLoad">
            <text:p/>
          </draw:image>
        </draw:frame>
        <presentation:notes draw:style-name="dp2">
          <draw:page-thumbnail draw:name="Google Shape;314;g4691bf1767_0_285:notes" draw:style-name="gr1" draw:layer="layout" svg:width="16.932cm" svg:height="9.524cm" svg:x="1.059cm" svg:y="1.905cm" draw:page-number="24" presentation:class="page"/>
          <draw:frame draw:name="Google Shape;315;g4691bf1767_0_285:notes" presentation:style-name="pr6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まとめ" draw:style-name="dp1" draw:master-page-name="TITLE_5f_AND_5f_BODY" presentation:presentation-page-layout-name="AL2T1">
        <draw:frame draw:name="Google Shape;328;p37" presentation:style-name="pr7" draw:text-style-name="P9" draw:layer="layout" svg:width="23.667cm" svg:height="1.59cm" svg:x="0.866cm" svg:y="1.236cm" presentation:class="title" presentation:user-transformed="true">
          <draw:text-box>
            <text:p text:style-name="P1"><text:span text:style-name="T4">まとめ</text:span></text:p>
          </draw:text-box>
        </draw:frame>
        <draw:frame draw:name="Google Shape;329;p37" presentation:style-name="pr61" draw:text-style-name="P15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330;p37" draw:style-name="gr2" draw:text-style-name="P13" draw:layer="layout" svg:width="0.954cm" svg:height="1.388cm" svg:x="22.161cm" svg:y="9.55cm">
          <draw:image xlink:href="Pictures/10000000000000DE000001437E58492D36CF088A.jpg" xlink:type="simple" xlink:show="embed" xlink:actuate="onLoad">
            <text:p/>
          </draw:image>
        </draw:frame>
        <draw:frame draw:name="Google Shape;331;p37" draw:style-name="gr2" draw:text-style-name="P13" draw:layer="layout" svg:width="0.954cm" svg:height="1.388cm" svg:x="18.03cm" svg:y="9.55cm">
          <draw:image xlink:href="Pictures/10000000000000DE0000014304FF46E9D977E7F9.jpg" xlink:type="simple" xlink:show="embed" xlink:actuate="onLoad">
            <text:p/>
          </draw:image>
        </draw:frame>
        <draw:frame draw:name="Google Shape;332;p37" draw:style-name="gr2" draw:text-style-name="P13" draw:layer="layout" svg:width="0.954cm" svg:height="1.388cm" svg:x="19.063cm" svg:y="9.55cm">
          <draw:image xlink:href="Pictures/10000000000000DE000001437C41948DE9247BAF.jpg" xlink:type="simple" xlink:show="embed" xlink:actuate="onLoad">
            <text:p/>
          </draw:image>
        </draw:frame>
        <draw:frame draw:name="Google Shape;333;p37" draw:style-name="gr2" draw:text-style-name="P13" draw:layer="layout" svg:width="0.954cm" svg:height="1.388cm" svg:x="20.096cm" svg:y="9.55cm">
          <draw:image xlink:href="Pictures/10000000000000DE0000014332A1036547933203.jpg" xlink:type="simple" xlink:show="embed" xlink:actuate="onLoad">
            <text:p/>
          </draw:image>
        </draw:frame>
        <draw:frame draw:name="Google Shape;334;p37" draw:style-name="gr2" draw:text-style-name="P13" draw:layer="layout" svg:width="0.954cm" svg:height="1.388cm" svg:x="21.128cm" svg:y="9.55cm">
          <draw:image xlink:href="Pictures/10000000000000DE00000143FD40239DCEA3325C.jpg" xlink:type="simple" xlink:show="embed" xlink:actuate="onLoad">
            <text:p/>
          </draw:image>
        </draw:frame>
        <draw:frame draw:name="Google Shape;335;p37" draw:style-name="gr2" draw:text-style-name="P13" draw:layer="layout" svg:width="0.962cm" svg:height="1.401cm" svg:x="18.008cm" svg:y="7.946cm">
          <draw:image xlink:href="Pictures/10000000000000DE0000014366EE07BA0A54E220.jpg" xlink:type="simple" xlink:show="embed" xlink:actuate="onLoad">
            <text:p/>
          </draw:image>
        </draw:frame>
        <draw:frame draw:name="Google Shape;336;p37" draw:style-name="gr2" draw:text-style-name="P13" draw:layer="layout" svg:width="0.962cm" svg:height="1.401cm" svg:x="22.175cm" svg:y="7.946cm">
          <draw:image xlink:href="Pictures/10000000000000DE000001437E58492D36CF088A.jpg" xlink:type="simple" xlink:show="embed" xlink:actuate="onLoad">
            <text:p/>
          </draw:image>
        </draw:frame>
        <draw:frame draw:name="Google Shape;337;p37" draw:style-name="gr2" draw:text-style-name="P13" draw:layer="layout" svg:width="0.962cm" svg:height="1.401cm" svg:x="19.049cm" svg:y="7.946cm">
          <draw:image xlink:href="Pictures/10000000000000DE0000014391825A5137A0A3E2.jpg" xlink:type="simple" xlink:show="embed" xlink:actuate="onLoad">
            <text:p/>
          </draw:image>
        </draw:frame>
        <draw:frame draw:name="Google Shape;338;p37" draw:style-name="gr2" draw:text-style-name="P13" draw:layer="layout" svg:width="0.962cm" svg:height="1.401cm" svg:x="20.091cm" svg:y="7.946cm">
          <draw:image xlink:href="Pictures/10000000000000DE000001432B72D7E2EB1332E7.jpg" xlink:type="simple" xlink:show="embed" xlink:actuate="onLoad">
            <text:p/>
          </draw:image>
        </draw:frame>
        <draw:frame draw:name="Google Shape;339;p37" draw:style-name="gr2" draw:text-style-name="P13" draw:layer="layout" svg:width="0.962cm" svg:height="1.401cm" svg:x="21.133cm" svg:y="7.946cm">
          <draw:image xlink:href="Pictures/10000000000000DE000001439566D1F0AD4261A3.jpg" xlink:type="simple" xlink:show="embed" xlink:actuate="onLoad">
            <text:p/>
          </draw:image>
        </draw:frame>
        <draw:frame draw:name="Google Shape;340;p37" draw:style-name="gr2" draw:text-style-name="P13" draw:layer="layout" svg:width="0.962cm" svg:height="1.401cm" svg:x="18.008cm" svg:y="6.342cm">
          <draw:image xlink:href="Pictures/10000000000000DE0000014366EE07BA0A54E220.jpg" xlink:type="simple" xlink:show="embed" xlink:actuate="onLoad">
            <text:p/>
          </draw:image>
        </draw:frame>
        <draw:frame draw:name="Google Shape;341;p37" draw:style-name="gr2" draw:text-style-name="P13" draw:layer="layout" svg:width="0.962cm" svg:height="1.401cm" svg:x="22.175cm" svg:y="6.342cm">
          <draw:image xlink:href="Pictures/10000000000000DE000001437E58492D36CF088A.jpg" xlink:type="simple" xlink:show="embed" xlink:actuate="onLoad">
            <text:p/>
          </draw:image>
        </draw:frame>
        <draw:frame draw:name="Google Shape;342;p37" draw:style-name="gr2" draw:text-style-name="P13" draw:layer="layout" svg:width="0.962cm" svg:height="1.401cm" svg:x="19.049cm" svg:y="6.342cm">
          <draw:image xlink:href="Pictures/10000000000000DE0000014391825A5137A0A3E2.jpg" xlink:type="simple" xlink:show="embed" xlink:actuate="onLoad">
            <text:p/>
          </draw:image>
        </draw:frame>
        <draw:frame draw:name="Google Shape;343;p37" draw:style-name="gr2" draw:text-style-name="P13" draw:layer="layout" svg:width="0.962cm" svg:height="1.401cm" svg:x="20.091cm" svg:y="6.342cm">
          <draw:image xlink:href="Pictures/10000000000000DE000001432B72D7E2EB1332E7.jpg" xlink:type="simple" xlink:show="embed" xlink:actuate="onLoad">
            <text:p/>
          </draw:image>
        </draw:frame>
        <draw:frame draw:name="Google Shape;344;p37" draw:style-name="gr2" draw:text-style-name="P13" draw:layer="layout" svg:width="0.962cm" svg:height="1.401cm" svg:x="21.133cm" svg:y="6.342cm">
          <draw:image xlink:href="Pictures/10000000000000DE000001430F06DE500CAEC63D.jpg" xlink:type="simple" xlink:show="embed" xlink:actuate="onLoad">
            <text:p/>
          </draw:image>
        </draw:frame>
        <draw:frame draw:name="Google Shape;345;p37" draw:style-name="gr2" draw:text-style-name="P13" draw:layer="layout" svg:width="0.962cm" svg:height="1.401cm" svg:x="18.008cm" svg:y="4.738cm">
          <draw:image xlink:href="Pictures/10000000000000DE0000014366EE07BA0A54E220.jpg" xlink:type="simple" xlink:show="embed" xlink:actuate="onLoad">
            <text:p/>
          </draw:image>
        </draw:frame>
        <draw:frame draw:name="Google Shape;346;p37" draw:style-name="gr2" draw:text-style-name="P13" draw:layer="layout" svg:width="0.962cm" svg:height="1.401cm" svg:x="19.049cm" svg:y="4.738cm">
          <draw:image xlink:href="Pictures/10000000000000DE0000014371F17A4F8FDA3B5C.jpg" xlink:type="simple" xlink:show="embed" xlink:actuate="onLoad">
            <text:p/>
          </draw:image>
        </draw:frame>
        <draw:frame draw:name="Google Shape;347;p37" draw:style-name="gr2" draw:text-style-name="P13" draw:layer="layout" svg:width="0.962cm" svg:height="1.401cm" svg:x="20.091cm" svg:y="4.738cm">
          <draw:image xlink:href="Pictures/10000000000000DE000001437C41948DE9247BAF.jpg" xlink:type="simple" xlink:show="embed" xlink:actuate="onLoad">
            <text:p/>
          </draw:image>
        </draw:frame>
        <draw:frame draw:name="Google Shape;348;p37" draw:style-name="gr2" draw:text-style-name="P13" draw:layer="layout" svg:width="0.962cm" svg:height="1.401cm" svg:x="21.133cm" svg:y="4.738cm">
          <draw:image xlink:href="Pictures/10000000000000DE000001437E58492D36CF088A.jpg" xlink:type="simple" xlink:show="embed" xlink:actuate="onLoad">
            <text:p/>
          </draw:image>
        </draw:frame>
        <draw:frame draw:name="Google Shape;349;p37" draw:style-name="gr2" draw:text-style-name="P13" draw:layer="layout" svg:width="0.962cm" svg:height="1.401cm" svg:x="22.175cm" svg:y="4.738cm">
          <draw:image xlink:href="Pictures/10000000000000DE00000143CA14FF8FE24AB2F5.jpg" xlink:type="simple" xlink:show="embed" xlink:actuate="onLoad">
            <text:p/>
          </draw:image>
        </draw:frame>
        <draw:frame draw:name="Google Shape;350;p37" draw:style-name="gr2" draw:text-style-name="P13" draw:layer="layout" svg:width="0.962cm" svg:height="1.401cm" svg:x="8.543cm" svg:y="11.066cm">
          <draw:image xlink:href="Pictures/10000000000000DE000001432379A5A25EB0EA40.jpg" xlink:type="simple" xlink:show="embed" xlink:actuate="onLoad">
            <text:p/>
          </draw:image>
        </draw:frame>
        <draw:frame draw:name="Google Shape;351;p37" draw:style-name="gr2" draw:text-style-name="P13" draw:layer="layout" svg:width="0.962cm" svg:height="1.401cm" svg:x="6.459cm" svg:y="11.066cm">
          <draw:image xlink:href="Pictures/10000000000000DE0000014366EE07BA0A54E220.jpg" xlink:type="simple" xlink:show="embed" xlink:actuate="onLoad">
            <text:p/>
          </draw:image>
        </draw:frame>
        <draw:frame draw:name="Google Shape;352;p37" draw:style-name="gr2" draw:text-style-name="P13" draw:layer="layout" svg:width="0.962cm" svg:height="1.401cm" svg:x="7.501cm" svg:y="11.066cm">
          <draw:image xlink:href="Pictures/10000000000000DE00000143AFD06AD0B337762A.jpg" xlink:type="simple" xlink:show="embed" xlink:actuate="onLoad">
            <text:p/>
          </draw:image>
        </draw:frame>
        <draw:frame draw:name="Google Shape;353;p37" draw:style-name="gr2" draw:text-style-name="P13" draw:layer="layout" svg:width="0.962cm" svg:height="1.401cm" svg:x="9.584cm" svg:y="11.065cm">
          <draw:image xlink:href="Pictures/10000000000000DE00000143F66ECB05226A1388.jpg" xlink:type="simple" xlink:show="embed" xlink:actuate="onLoad">
            <text:p/>
          </draw:image>
        </draw:frame>
        <draw:frame draw:name="Google Shape;354;p37" draw:style-name="gr2" draw:text-style-name="P13" draw:layer="layout" svg:width="0.962cm" svg:height="1.401cm" svg:x="10.626cm" svg:y="11.066cm">
          <draw:image xlink:href="Pictures/10000000000000DE000001438325E470040FF0E2.jpg" xlink:type="simple" xlink:show="embed" xlink:actuate="onLoad">
            <text:p/>
          </draw:image>
        </draw:frame>
        <draw:frame draw:name="Google Shape;355;p37" draw:style-name="gr2" draw:text-style-name="P13" draw:layer="layout" svg:width="0.954cm" svg:height="1.388cm" svg:x="7.514cm" svg:y="9.495cm">
          <draw:image xlink:href="Pictures/10000000000000DE000001435D1A20C8C4A00095.jpg" xlink:type="simple" xlink:show="embed" xlink:actuate="onLoad">
            <text:p/>
          </draw:image>
        </draw:frame>
        <draw:frame draw:name="Google Shape;356;p37" draw:style-name="gr2" draw:text-style-name="P13" draw:layer="layout" svg:width="0.954cm" svg:height="1.388cm" svg:x="10.612cm" svg:y="9.495cm">
          <draw:image xlink:href="Pictures/10000000000000DE0000014357CC5EDA65CB1103.jpg" xlink:type="simple" xlink:show="embed" xlink:actuate="onLoad">
            <text:p/>
          </draw:image>
        </draw:frame>
        <draw:frame draw:name="Google Shape;357;p37" draw:style-name="gr2" draw:text-style-name="P13" draw:layer="layout" svg:width="0.954cm" svg:height="1.388cm" svg:x="6.482cm" svg:y="9.495cm">
          <draw:image xlink:href="Pictures/10000000000000DE000001434883EECA5DD31EDA.jpg" xlink:type="simple" xlink:show="embed" xlink:actuate="onLoad">
            <text:p/>
          </draw:image>
        </draw:frame>
        <draw:frame draw:name="Google Shape;358;p37" draw:style-name="gr2" draw:text-style-name="P13" draw:layer="layout" svg:width="0.954cm" svg:height="1.388cm" svg:x="9.579cm" svg:y="9.495cm">
          <draw:image xlink:href="Pictures/10000000000000DE000001432A393D03AB696FDE.jpg" xlink:type="simple" xlink:show="embed" xlink:actuate="onLoad">
            <text:p/>
          </draw:image>
        </draw:frame>
        <draw:frame draw:name="Google Shape;359;p37" draw:style-name="gr2" draw:text-style-name="P13" draw:layer="layout" svg:width="0.954cm" svg:height="1.388cm" svg:x="8.547cm" svg:y="9.495cm">
          <draw:image xlink:href="Pictures/10000000000000DE000001432379A5A25EB0EA40.jpg" xlink:type="simple" xlink:show="embed" xlink:actuate="onLoad">
            <text:p/>
          </draw:image>
        </draw:frame>
        <draw:frame draw:name="Google Shape;360;p37" draw:style-name="gr2" draw:text-style-name="P13" draw:layer="layout" svg:width="0.962cm" svg:height="1.401cm" svg:x="7.501cm" svg:y="7.912cm">
          <draw:image xlink:href="Pictures/10000000000000DE000001435D1A20C8C4A00095.jpg" xlink:type="simple" xlink:show="embed" xlink:actuate="onLoad">
            <text:p/>
          </draw:image>
        </draw:frame>
        <draw:frame draw:name="Google Shape;361;p37" draw:style-name="gr2" draw:text-style-name="P13" draw:layer="layout" svg:width="0.962cm" svg:height="1.401cm" svg:x="8.543cm" svg:y="7.912cm">
          <draw:image xlink:href="Pictures/10000000000000DE00000143FD40239DCEA3325C.jpg" xlink:type="simple" xlink:show="embed" xlink:actuate="onLoad">
            <text:p/>
          </draw:image>
        </draw:frame>
        <draw:frame draw:name="Google Shape;362;p37" draw:style-name="gr2" draw:text-style-name="P13" draw:layer="layout" svg:width="0.962cm" svg:height="1.401cm" svg:x="10.626cm" svg:y="7.912cm">
          <draw:image xlink:href="Pictures/10000000000000DE0000014357CC5EDA65CB1103.jpg" xlink:type="simple" xlink:show="embed" xlink:actuate="onLoad">
            <text:p/>
          </draw:image>
        </draw:frame>
        <draw:frame draw:name="Google Shape;363;p37" draw:style-name="gr2" draw:text-style-name="P13" draw:layer="layout" svg:width="0.962cm" svg:height="1.401cm" svg:x="6.459cm" svg:y="7.912cm">
          <draw:image xlink:href="Pictures/10000000000000DE000001434883EECA5DD31EDA.jpg" xlink:type="simple" xlink:show="embed" xlink:actuate="onLoad">
            <text:p/>
          </draw:image>
        </draw:frame>
        <draw:frame draw:name="Google Shape;364;p37" draw:style-name="gr2" draw:text-style-name="P13" draw:layer="layout" svg:width="0.962cm" svg:height="1.401cm" svg:x="9.584cm" svg:y="7.912cm">
          <draw:image xlink:href="Pictures/10000000000000DE000001432A393D03AB696FDE.jpg" xlink:type="simple" xlink:show="embed" xlink:actuate="onLoad">
            <text:p/>
          </draw:image>
        </draw:frame>
        <draw:frame draw:name="Google Shape;365;p37" draw:style-name="gr2" draw:text-style-name="P13" draw:layer="layout" svg:width="0.954cm" svg:height="1.388cm" svg:x="7.514cm" svg:y="6.341cm">
          <draw:image xlink:href="Pictures/10000000000000DE000001435D1A20C8C4A00095.jpg" xlink:type="simple" xlink:show="embed" xlink:actuate="onLoad">
            <text:p/>
          </draw:image>
        </draw:frame>
        <draw:frame draw:name="Google Shape;366;p37" draw:style-name="gr2" draw:text-style-name="P13" draw:layer="layout" svg:width="0.954cm" svg:height="1.388cm" svg:x="8.547cm" svg:y="6.341cm">
          <draw:image xlink:href="Pictures/10000000000000DE00000143FD40239DCEA3325C.jpg" xlink:type="simple" xlink:show="embed" xlink:actuate="onLoad">
            <text:p/>
          </draw:image>
        </draw:frame>
        <draw:frame draw:name="Google Shape;367;p37" draw:style-name="gr2" draw:text-style-name="P13" draw:layer="layout" svg:width="0.954cm" svg:height="1.388cm" svg:x="9.579cm" svg:y="6.341cm">
          <draw:image xlink:href="Pictures/10000000000000DE00000143083124FDF56E35CF.jpg" xlink:type="simple" xlink:show="embed" xlink:actuate="onLoad">
            <text:p/>
          </draw:image>
        </draw:frame>
        <draw:frame draw:name="Google Shape;368;p37" draw:style-name="gr2" draw:text-style-name="P13" draw:layer="layout" svg:width="0.954cm" svg:height="1.388cm" svg:x="10.612cm" svg:y="6.341cm">
          <draw:image xlink:href="Pictures/10000000000000DE0000014357CC5EDA65CB1103.jpg" xlink:type="simple" xlink:show="embed" xlink:actuate="onLoad">
            <text:p/>
          </draw:image>
        </draw:frame>
        <draw:frame draw:name="Google Shape;369;p37" draw:style-name="gr2" draw:text-style-name="P13" draw:layer="layout" svg:width="0.954cm" svg:height="1.388cm" svg:x="6.482cm" svg:y="6.341cm">
          <draw:image xlink:href="Pictures/10000000000000DE000001434883EECA5DD31EDA.jpg" xlink:type="simple" xlink:show="embed" xlink:actuate="onLoad">
            <text:p/>
          </draw:image>
        </draw:frame>
        <draw:frame draw:name="Google Shape;370;p37" draw:style-name="gr2" draw:text-style-name="P13" draw:layer="layout" svg:width="0.962cm" svg:height="1.401cm" svg:x="6.459cm" svg:y="4.738cm">
          <draw:image xlink:href="Pictures/10000000000000DE00000143F2464AE8D9AA4172.jpg" xlink:type="simple" xlink:show="embed" xlink:actuate="onLoad">
            <text:p/>
          </draw:image>
        </draw:frame>
        <draw:frame draw:name="Google Shape;371;p37" draw:style-name="gr2" draw:text-style-name="P13" draw:layer="layout" svg:width="0.962cm" svg:height="1.401cm" svg:x="7.501cm" svg:y="4.738cm">
          <draw:image xlink:href="Pictures/10000000000000DE000001435D1A20C8C4A00095.jpg" xlink:type="simple" xlink:show="embed" xlink:actuate="onLoad">
            <text:p/>
          </draw:image>
        </draw:frame>
        <draw:frame draw:name="Google Shape;372;p37" draw:style-name="gr2" draw:text-style-name="P13" draw:layer="layout" svg:width="0.962cm" svg:height="1.401cm" svg:x="8.543cm" svg:y="4.738cm">
          <draw:image xlink:href="Pictures/10000000000000DE00000143FD40239DCEA3325C.jpg" xlink:type="simple" xlink:show="embed" xlink:actuate="onLoad">
            <text:p/>
          </draw:image>
        </draw:frame>
        <draw:frame draw:name="Google Shape;373;p37" draw:style-name="gr2" draw:text-style-name="P13" draw:layer="layout" svg:width="0.962cm" svg:height="1.401cm" svg:x="9.585cm" svg:y="4.738cm">
          <draw:image xlink:href="Pictures/10000000000000DE00000143083124FDF56E35CF.jpg" xlink:type="simple" xlink:show="embed" xlink:actuate="onLoad">
            <text:p/>
          </draw:image>
        </draw:frame>
        <draw:frame draw:name="Google Shape;374;p37" draw:style-name="gr2" draw:text-style-name="P13" draw:layer="layout" svg:width="0.962cm" svg:height="1.401cm" svg:x="10.626cm" svg:y="4.738cm">
          <draw:image xlink:href="Pictures/10000000000000DE0000014357CC5EDA65CB1103.jpg" xlink:type="simple" xlink:show="embed" xlink:actuate="onLoad">
            <text:p/>
          </draw:image>
        </draw:frame>
        <draw:custom-shape draw:name="Google Shape;375;p37" draw:style-name="gr4" draw:text-style-name="P13" draw:layer="layout" svg:width="0.019cm" svg:height="7.674cm" svg:x="12.353cm" svg:y="4.7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76;p37" draw:style-name="gr4" draw:text-style-name="P13" draw:layer="layout" svg:width="0.019cm" svg:height="6.202cm" svg:x="23.942cm" svg:y="4.77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77;p37" draw:style-name="gr5" draw:text-style-name="P13" draw:layer="layout" svg:width="4.435cm" svg:height="0.019cm" draw:transform="rotate (-3.14159265358979) translate (6.098cm 4.39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78;p37" draw:style-name="gr5" draw:text-style-name="P13" draw:layer="layout" svg:width="5.098cm" svg:height="0.001cm" svg:x="6.442cm" svg:y="4.3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9;p37" draw:style-name="gr5" draw:text-style-name="P13" draw:layer="layout" svg:width="0.907cm" svg:height="0.001cm" svg:x="11.93cm" svg:y="4.3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0;p37" draw:style-name="gr5" draw:text-style-name="P13" draw:layer="layout" svg:width="4.435cm" svg:height="0.019cm" draw:transform="rotate (-3.14159265358979) translate (17.695cm 4.39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81;p37" draw:style-name="gr5" draw:text-style-name="P13" draw:layer="layout" svg:width="5.098cm" svg:height="0.001cm" svg:x="18.039cm" svg:y="4.3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2;p37" draw:style-name="gr5" draw:text-style-name="P13" draw:layer="layout" svg:width="0.907cm" svg:height="0.001cm" svg:x="23.527cm" svg:y="4.3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3;p37" draw:style-name="gr3" draw:text-style-name="P14" draw:layer="layout" svg:width="2.74cm" svg:height="1.318cm" svg:x="2.406cm" svg:y="3.483cm">
          <text:p text:style-name="P1"><text:span text:style-name="T6">役の名前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4;p37" draw:style-name="gr6" draw:text-style-name="P13" draw:layer="layout" svg:width="0.001cm" svg:height="10.127cm" svg:x="13.073cm" svg:y="3.3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5;p37" draw:style-name="gr3" draw:text-style-name="P14" draw:layer="layout" svg:width="2.74cm" svg:height="1.318cm" svg:x="7.698cm" svg:y="3.483cm">
          <text:p text:style-name="P1"><text:span text:style-name="T6">役の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6;p37" draw:style-name="gr3" draw:text-style-name="P14" draw:layer="layout" svg:width="2.74cm" svg:height="1.318cm" svg:x="11.64cm" svg:y="3.483cm">
          <text:p text:style-name="P1"><text:span text:style-name="T6">強さ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7;p37" draw:style-name="gr3" draw:text-style-name="P14" draw:layer="layout" svg:width="2.74cm" svg:height="1.318cm" svg:x="14.042cm" svg:y="3.509cm">
          <text:p text:style-name="P1"><text:span text:style-name="T6">役の名前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8;p37" draw:style-name="gr3" draw:text-style-name="P14" draw:layer="layout" svg:width="2.74cm" svg:height="1.318cm" svg:x="19.333cm" svg:y="3.509cm">
          <text:p text:style-name="P1"><text:span text:style-name="T6">役の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9;p37" draw:style-name="gr3" draw:text-style-name="P14" draw:layer="layout" svg:width="2.74cm" svg:height="1.318cm" svg:x="23.275cm" svg:y="3.509cm">
          <text:p text:style-name="P1"><text:span text:style-name="T6">強さ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0;p37" draw:style-name="gr3" draw:text-style-name="P14" draw:layer="layout" svg:width="2.74cm" svg:height="1.318cm" svg:x="1.555cm" svg:y="4.829cm">
          <text:p text:style-name="P1"><text:span text:style-name="T6">ハイカー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1;p37" draw:style-name="gr3" draw:text-style-name="P14" draw:layer="layout" svg:width="2.74cm" svg:height="1.318cm" svg:x="1.555cm" svg:y="6.391cm">
          <text:p text:style-name="P1"><text:span text:style-name="T6">ワンペア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2;p37" draw:style-name="gr3" draw:text-style-name="P14" draw:layer="layout" svg:width="2.74cm" svg:height="1.318cm" svg:x="1.531cm" svg:y="7.953cm">
          <text:p text:style-name="P1"><text:span text:style-name="T6">ツーペア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3;p37" draw:style-name="gr3" draw:text-style-name="P14" draw:layer="layout" svg:width="3.277cm" svg:height="1.318cm" svg:x="1.505cm" svg:y="11.077cm">
          <text:p text:style-name="P1"><text:span text:style-name="T6">ストレート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4;p37" draw:style-name="gr3" draw:text-style-name="P14" draw:layer="layout" svg:width="3.277cm" svg:height="1.318cm" svg:x="1.531cm" svg:y="9.515cm">
          <text:p text:style-name="P1"><text:span text:style-name="T6">スリーカー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5;p37" draw:style-name="gr3" draw:text-style-name="P14" draw:layer="layout" svg:width="2.74cm" svg:height="1.318cm" svg:x="13.939cm" svg:y="4.904cm">
          <text:p text:style-name="P1"><text:span text:style-name="T6">フラッシュ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37" draw:style-name="gr3" draw:text-style-name="P14" draw:layer="layout" svg:width="3.508cm" svg:height="1.318cm" svg:x="13.939cm" svg:y="6.467cm">
          <text:p text:style-name="P1"><text:span text:style-name="T6">フルハウス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7;p37" draw:style-name="gr3" draw:text-style-name="P14" draw:layer="layout" svg:width="3.082cm" svg:height="1.318cm" svg:x="13.915cm" svg:y="8.029cm">
          <text:p text:style-name="P1"><text:span text:style-name="T6">フォーカー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8;p37" draw:style-name="gr3" draw:text-style-name="P14" draw:layer="layout" svg:width="3.277cm" svg:height="1.318cm" svg:x="13.915cm" svg:y="9.591cm">
          <text:p text:style-name="P1"><text:span text:style-name="T6">ストレート</text:span></text:p>
          <text:p text:style-name="P1"><text:span text:style-name="T6">フラッシュ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25;g4691bf1767_0_295:notes" draw:style-name="gr1" draw:layer="layout" svg:width="16.932cm" svg:height="9.524cm" svg:x="1.059cm" svg:y="1.905cm" draw:page-number="25" presentation:class="page"/>
          <draw:frame draw:name="Google Shape;326;g4691bf1767_0_295:notes" presentation:style-name="pr6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27"/>
    <meta:generator>LibreOfficeDev/6.0.5.2$Linux_X86_64 LibreOffice_project/</meta:generator>
  </office:meta>
</office:document-meta>
</file>